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15.73mm"/>
    </style:style>
    <style:style style:name="co3" style:family="table-column">
      <style:table-column-properties fo:break-before="auto" style:column-width="19.98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35.17mm"/>
    </style:style>
    <style:style style:name="co6" style:family="table-column">
      <style:table-column-properties fo:break-before="auto" style:column-width="33.67mm"/>
    </style:style>
    <style:style style:name="co7" style:family="table-column">
      <style:table-column-properties fo:break-before="auto" style:column-width="62.51mm"/>
    </style:style>
    <style:style style:name="co8" style:family="table-column">
      <style:table-column-properties fo:break-before="auto" style:column-width="68.7mm"/>
    </style:style>
    <style:style style:name="co9" style:family="table-column">
      <style:table-column-properties fo:break-before="auto" style:column-width="42.1mm"/>
    </style:style>
    <style:style style:name="co10" style:family="table-column">
      <style:table-column-properties fo:break-before="auto" style:column-width="27.9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40.82mm"/>
    </style:style>
    <style:style style:name="co14" style:family="table-column">
      <style:table-column-properties fo:break-before="auto" style:column-width="58.26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50.39mm"/>
    </style:style>
    <style:style style:name="co17" style:family="table-column">
      <style:table-column-properties fo:break-before="auto" style:column-width="80.8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50.82mm"/>
    </style:style>
    <style:style style:name="co20" style:family="table-column">
      <style:table-column-properties fo:break-before="auto" style:column-width="8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04mm" fo:break-before="auto" style:use-optimal-row-height="true"/>
    </style:style>
    <style:style style:name="ro3" style:family="table-row">
      <style:table-row-properties style:row-height="12.93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35mm" fo:break-before="auto" style:use-optimal-row-height="true"/>
    </style:style>
    <style:style style:name="ro8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ccff" fo:border="0.06pt solid #000000"/>
    </style:style>
    <style:style style:name="ce23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99ffff" fo:border="0.06pt solid #000000"/>
    </style:style>
    <style:style style:name="ce25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dddddd" fo:border="0.06pt solid #000000"/>
    </style:style>
    <style:style style:name="ce33" style:family="table-cell" style:parent-style-name="Default">
      <style:table-cell-properties fo:background-color="#eeeeee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ms &amp; Verb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11" table:default-cell-style-name="Default"/>
        <table:table-row table:style-name="ro1">
          <table:table-cell table:style-name="ce10"/>
          <table:table-cell table:number-columns-repeated="3"/>
          <table:table-cell table:style-name="ce27" office:value-type="string" calcext:value-type="string">
            <text:p>aller, retourner</text:p>
          </table:table-cell>
          <table:table-cell table:style-name="ce27" office:value-type="string" calcext:value-type="string">
            <text:p>ouvrir</text:p>
          </table:table-cell>
          <table:table-cell table:style-name="ce27" office:value-type="string" calcext:value-type="string">
            <text:p>fermer</text:p>
          </table:table-cell>
          <table:table-cell table:style-name="ce27" office:value-type="string" calcext:value-type="string">
            <text:p>manger</text:p>
          </table:table-cell>
          <table:table-cell table:style-name="ce27" office:value-type="string" calcext:value-type="string">
            <text:p>dormir</text:p>
          </table:table-cell>
          <table:table-cell table:style-name="ce27" office:value-type="string" calcext:value-type="string">
            <text:p>regarder, observer</text:p>
          </table:table-cell>
          <table:table-cell table:style-name="ce27" office:value-type="string" calcext:value-type="string">
            <text:p>prendre, ramasser, saisir</text:p>
          </table:table-cell>
          <table:table-cell table:style-name="ce27" office:value-type="string" calcext:value-type="string">
            <text:p>remplir</text:p>
          </table:table-cell>
          <table:table-cell table:style-name="ce27" office:value-type="string" calcext:value-type="string">
            <text:p>boire</text:p>
          </table:table-cell>
          <table:table-cell table:style-name="ce27" office:value-type="string" calcext:value-type="string">
            <text:p>déplacer</text:p>
          </table:table-cell>
          <table:table-cell table:style-name="ce27" office:value-type="string" calcext:value-type="string">
            <text:p>lire</text:p>
          </table:table-cell>
          <table:table-cell table:style-name="ce27" office:value-type="string" calcext:value-type="string">
            <text:p>couper</text:p>
          </table:table-cell>
          <table:table-cell table:style-name="ce27" office:value-type="string" calcext:value-type="string">
            <text:p>entrer</text:p>
          </table:table-cell>
          <table:table-cell table:style-name="ce27" office:value-type="string" calcext:value-type="string">
            <text:p>jeter, bazarder</text:p>
          </table:table-cell>
          <table:table-cell table:style-name="ce27" office:value-type="string" calcext:value-type="string">
            <text:p>équiper, mettre</text:p>
          </table:table-cell>
          <table:table-cell table:style-name="ce27" office:value-type="string" calcext:value-type="string">
            <text:p>déséquiper, enlever</text:p>
          </table:table-cell>
          <table:table-cell table:style-name="ce27" office:value-type="string" calcext:value-type="string">
            <text:p>écouter</text:p>
          </table:table-cell>
          <table:table-cell table:style-name="ce27" office:value-type="string" calcext:value-type="string">
            <text:p>continuer</text:p>
          </table:table-cell>
          <table:table-cell table:style-name="ce27" office:value-type="string" calcext:value-type="string">
            <text:p>sortir</text:p>
          </table:table-cell>
          <table:table-cell table:style-name="ce27" office:value-type="string" calcext:value-type="string">
            <text:p>retourner</text:p>
          </table:table-cell>
          <table:table-cell table:style-name="ce27" office:value-type="string" calcext:value-type="string">
            <text:p>casser</text:p>
          </table:table-cell>
          <table:table-cell table:style-name="ce27" office:value-type="string" calcext:value-type="string">
            <text:p>déchirer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table:style-name="ce10"/>
          <table:table-cell table:number-columns-repeated="3"/>
          <table:table-cell table:style-name="ce28" office:value-type="string" calcext:value-type="string">
            <text:p>ou</text:p>
          </table:table-cell>
          <table:table-cell table:number-columns-repeated="3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7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4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style-name="ce28" office:value-type="string" calcext:value-type="string">
            <text:p>par ou</text:p>
          </table:table-cell>
          <table:table-cell table:number-columns-repeated="3" table:style-name="ce28" office:value-type="string" calcext:value-type="string">
            <text:p>ou</text:p>
          </table:table-cell>
          <table:table-cell office:value-type="string" calcext:value-type="string">
            <text:p>&amp;</text:p>
          </table:table-cell>
        </table:table-row>
        <table:table-row table:style-name="ro2">
          <table:table-cell table:style-name="Default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 / 6</text:p>
          </table:table-cell>
          <table:table-cell table:style-name="ce25" office:value-type="string" calcext:value-type="string">
            <text:p>Valeur(1)</text:p>
          </table:table-cell>
          <table:table-cell table:style-name="ce29"/>
          <table:table-cell table:style-name="ce29" office:value-type="string" calcext:value-type="string">
            <text:p>ITEM contient peut être des choses utiles.</text:p>
          </table:table-cell>
          <table:table-cell table:style-name="ce29"/>
          <table:table-cell table:style-name="ce29" office:value-type="string" calcext:value-type="string">
            <text:p>ITEM à l’air comestible</text:p>
          </table:table-cell>
          <table:table-cell table:style-name="ce29" office:value-type="string" calcext:value-type="string">
            <text:p>ITEM sera bien pour prendre un peu de repos</text:p>
          </table:table-cell>
          <table:table-cell table:style-name="ce29"/>
          <table:table-cell table:style-name="ce29" office:value-type="string" calcext:value-type="string">
            <text:p>on dirait que ITEM peut rentrer dans votre sac</text:p>
          </table:table-cell>
          <table:table-cell table:style-name="ce29" office:value-type="string" calcext:value-type="string">
            <text:p>ITEM peut peut être remplir quelque chose d’eau</text:p>
          </table:table-cell>
          <table:table-cell table:style-name="ce29" office:value-type="string" calcext:value-type="string">
            <text:p>ITEM peut être bon pour se déshydrater un peu…</text:p>
          </table:table-cell>
          <table:table-cell table:style-name="ce29"/>
          <table:table-cell table:style-name="ce29" office:value-type="string" calcext:value-type="string">
            <text:p>ITEM pourra vous enseigner une chose ou deux.</text:p>
          </table:table-cell>
          <table:table-cell table:style-name="ce29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verbe seul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0"/>
          <table:table-cell table:style-name="ce33"/>
          <table:table-cell table:style-name="ce32" office:value-type="string" calcext:value-type="string">
            <text:p>CLOSECONTAINER</text:p>
          </table:table-cell>
          <table:table-cell table:style-name="ce33"/>
          <table:table-cell table:style-name="ce33" office:value-type="string" calcext:value-type="string">
            <text:p>dormir par terre</text:p>
          </table:table-cell>
          <table:table-cell table:style-name="ce33" office:value-type="string" calcext:value-type="string">
            <text:p>description précise des lieux</text:p>
          </table:table-cell>
          <table:table-cell table:style-name="ce33" table:number-columns-repeated="11"/>
          <table:table-cell table:style-name="ce33" office:value-type="string" calcext:value-type="string">
            <text:p>MOVEREL(0)</text:p>
          </table:table-cell>
          <table:table-cell table:style-name="ce33"/>
          <table:table-cell table:style-name="ce33" office:value-type="string" calcext:value-type="string">
            <text:p>MOVEREL(4)</text:p>
          </table:table-cell>
          <table:table-cell table:style-name="ce33" table:number-columns-repeated="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nord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0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nord-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1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2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ud-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3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ud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4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ud-ou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5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ou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6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nord-oues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(7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evan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REL(0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roit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REL(2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arrièr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REL(4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errièr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REL(4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gauch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1" office:value-type="string" calcext:value-type="string">
            <text:p>MOVEREL(6)</text:p>
          </table:table-cell>
          <table:table-cell table:style-name="ce32" table:number-columns-repeated="2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inventair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DISPLAYINVENTORY</text:p>
          </table:table-cell>
          <table:table-cell table:style-name="ce32" office:value-type="string" calcext:value-type="string">
            <text:p>CLOSEINVENTORY</text:p>
          </table:table-cell>
          <table:table-cell table:style-name="ce32" table:number-columns-repeated="2"/>
          <table:table-cell table:style-name="ce32" office:value-type="string" calcext:value-type="string">
            <text:p>DISPLAYINVENTORY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ac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DISPLAYINVENTORY</text:p>
          </table:table-cell>
          <table:table-cell table:style-name="ce32" office:value-type="string" calcext:value-type="string">
            <text:p>CLOSEINVENTORY</text:p>
          </table:table-cell>
          <table:table-cell table:style-name="ce32" table:number-columns-repeated="2"/>
          <table:table-cell table:style-name="ce32" office:value-type="string" calcext:value-type="string">
            <text:p>DISPLAYINVENTORY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alentours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(o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ENTER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ENTER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porte (f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REQUIRE(clé)</text:p>
            <text:p>DISPLAY(Vous dévérouillez la porte)</text:p>
            <text:p>REPLACEITEM(porte (o))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DISPLAY(La porte est fermée)</text:p>
          </table:table-cell>
          <table:table-cell table:style-name="ce32" table:number-columns-repeated="7"/>
          <table:table-cell table:style-name="ce32" office:value-type="string" calcext:value-type="string">
            <text:p>CHECKSTAT(STR)</text:p>
          </table:table-cell>
          <table:table-cell table:style-name="ce3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(o)(n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1" office:value-type="string" calcext:value-type="string">
            <text:p>MOVE(0)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MOVEREL(6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(o)(w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1" office:value-type="string" calcext:value-type="string">
            <text:p>MOVE(6)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MOVEREL(0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(o)(s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1" office:value-type="string" calcext:value-type="string">
            <text:p>MOVE(4)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MOVEREL(2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rte (o)(e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1" office:value-type="string" calcext:value-type="string">
            <text:p>MOVE(2)</text:p>
          </table:table-cell>
          <table:table-cell table:style-name="ce32" table:number-columns-repeated="20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porte (f)(n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<text:span text:style-name="T1">REQUIRE(clé)</text:span></text:p>
            <text:p><text:span text:style-name="T1">DISPLAY(Vous dévérouillez la porte)</text:span></text:p>
            <text:p><text:span text:style-name="T1">REPLACEITEM(porte (o)(n))</text:span>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DISPLAY(La porte est fermée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porte (f)(w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<text:span text:style-name="T1">REQUIRE(clé)</text:span></text:p>
            <text:p><text:span text:style-name="T1">DISPLAY(Vous dévérouillez la porte)</text:span></text:p>
            <text:p><text:span text:style-name="T1">REPLACEITEM(porte (o)(w))</text:span>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DISPLAY(La porte est fermée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porte (f)(s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<text:span text:style-name="T1">REQUIRE(clé)</text:span></text:p>
            <text:p><text:span text:style-name="T1">DISPLAY(Vous dévérouillez la porte)</text:span></text:p>
            <text:p><text:span text:style-name="T1">REPLACEITEM(porte (o)(s))</text:span></text:p>
          </table:table-cell>
          <table:table-cell table:style-name="ce32" table:number-columns-repeated="3"/>
          <table:table-cell table:style-name="ce32" office:value-type="string" calcext:value-type="string">
            <text:p>DESCRIBEITEM</text:p>
          </table:table-cell>
          <table:table-cell table:style-name="ce32" table:number-columns-repeated="6"/>
          <table:table-cell table:style-name="ce32" office:value-type="string" calcext:value-type="string">
            <text:p>DISPLAY(La porte est fermée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porte (f)(e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<text:span text:style-name="T1">REQUIRE(clé)</text:span></text:p>
            <text:p><text:span text:style-name="T1">DISPLAY(Vous dévérouillez la porte)</text:span></text:p>
            <text:p><text:span text:style-name="T1">REPLACEITEM(porte (o)(e))</text:span></text:p>
          </table:table-cell>
          <table:table-cell table:style-name="ce32" table:number-columns-repeated="20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hampign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,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flaqu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)</text:p>
          </table:table-cell>
          <table:table-cell table:style-name="ce32" table:number-columns-repeated="13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it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4"/>
          <table:table-cell table:style-name="ce32" office:value-type="string" calcext:value-type="string">
            <text:p>SLEEP(4)</text:p>
          </table:table-cell>
          <table:table-cell table:style-name="ce32" office:value-type="string" calcext:value-type="string">
            <text:p>DESCRIBEITEM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4">
          <table:table-cell table:style-name="ce12" office:value-type="string" calcext:value-type="string">
            <text:p>gourde plein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(5)</text:p>
            <text:p>REPLACEITEM(gourde vide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gourde vi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office:value-type="string" calcext:value-type="string">
            <text:p>REQUIRE(évier,douche,cuvette)</text:p>
            <text:p>REPLACEITEM(gourde pleine)</text:p>
            <text:p>DISPLAY(La gourde est maintenant pleine)</text:p>
          </table:table-cell>
          <table:table-cell table:style-name="ce32" table:number-columns-repeated="5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évie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3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ouch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3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uvett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3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ettr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GIVECLUE</text:p>
          </table:table-cell>
          <table:table-cell table:style-name="ce32" table:number-columns-repeated="4"/>
          <table:table-cell table:style-name="ce32" office:value-type="string" calcext:value-type="string">
            <text:p>GIVECLUE</text:p>
          </table:table-cell>
          <table:table-cell table:style-name="ce32" table:number-columns-repeated="11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ableau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3"/>
          <table:table-cell table:style-name="ce32" office:value-type="string" calcext:value-type="string">
            <text:p>MOVEAWAY</text:p>
          </table:table-cell>
          <table:table-cell table:style-name="ce32" table:number-columns-repeated="12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arbr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3"/>
          <table:table-cell table:style-name="ce32" office:value-type="string" calcext:value-type="string">
            <text:p>MOVEAWAY</text:p>
          </table:table-cell>
          <table:table-cell table:style-name="ce32"/>
          <table:table-cell table:style-name="ce32" office:value-type="string" calcext:value-type="string">
            <text:p>DISPLAY(L’arbre s’écroule par terre)</text:p>
            <text:p>REMOVEFROMTILE(arbre)</text:p>
            <text:p>ADDTOTILE(bûche,5)</text:p>
            <text:p>ADDTOTILE(petit bois,10)</text:p>
          </table:table-cell>
          <table:table-cell table:style-name="ce32" office:value-type="string" calcext:value-type="string">
            <text:p>DISPLAY(L’arbre s’écroule par terre)</text:p>
            <text:p>REMOVEFROMTILE(arbre)</text:p>
            <text:p>ADDTOTILE(bûche,5)</text:p>
            <text:p>ADDTOTILE(petit bois,10)</text:p>
          </table:table-cell>
          <table:table-cell table:style-name="ce32" table:number-columns-repeated="9"/>
          <table:table-cell office:value-type="string" calcext:value-type="string">
            <text:p>&amp;</text:p>
          </table:table-cell>
        </table:table-row>
        <table:table-row table:style-name="ro4">
          <table:table-cell table:style-name="ce12" office:value-type="string" calcext:value-type="string">
            <text:p>bû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4"/>
          <table:table-cell table:style-name="ce32" office:value-type="string" calcext:value-type="string">
            <text:p>DISPLAY(Vous découpez la bûche en plusieurs morceaux)</text:p>
            <text:p>ADDTOTILE(petit bois,3)</text:p>
          </table:table-cell>
          <table:table-cell table:style-name="ce32" office:value-type="string" calcext:value-type="string">
            <text:p>DISPLAY(Vous découpez la bûche en plusieurs morceaux)</text:p>
            <text:p>ADDTOTILE(petit bois,3)</text:p>
          </table:table-cell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ran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omat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rocoli pourri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mm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anan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teille de lai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ANDREMOVE(5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teille de lait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ANDREMOVE(5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i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,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in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teille d’eau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ANDREMOVE(5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ro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,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rotte douteus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1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onserve de vian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4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onserve de toma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3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onserve de thon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3"/>
          <table:table-cell table:style-name="ce32" office:value-type="string" calcext:value-type="string">
            <text:p>EAT(3)</text:p>
          </table:table-cell>
          <table:table-cell table:style-name="ce32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nnette de soda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/>
          <table:table-cell table:style-name="ce32" office:value-type="string" calcext:value-type="string">
            <text:p>DRINKANDREMOVE(5)</text:p>
          </table:table-cell>
          <table:table-cell table:style-name="ce32" table:number-columns-repeated="4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ou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erpilli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el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lé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roma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rec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anue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journa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agazin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dolla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ecteur mp3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oupé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tyl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uill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fourch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ass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verr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épong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rfum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nard en plastiqu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serv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ube de dentifric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rosse à dent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weapon)</text:p>
          </table:table-cell>
          <table:table-cell table:style-name="ce32" office:value-type="string" calcext:value-type="string">
            <text:p>UNEQUIP(weapon)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éléviseu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2">
          <table:table-cell table:style-name="ce12" office:value-type="string" calcext:value-type="string">
            <text:p>tabl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4"/>
          <table:table-cell table:style-name="ce32" office:value-type="string" calcext:value-type="string">
            <text:p>DISPLAY(La table se brise)</text:p>
            <text:p>REMOVEFROMTILE(table)</text:p>
            <text:p>ADDTOTILE(petit bois,4)</text:p>
            <text:p>ADDTOTILE(planche,1)</text:p>
          </table:table-cell>
          <table:table-cell table:style-name="ce32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napé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4"/>
          <table:table-cell table:style-name="ce32" office:value-type="string" calcext:value-type="string">
            <text:p>SLEEP(2)</text:p>
          </table:table-cell>
          <table:table-cell table:style-name="ce32" office:value-type="string" calcext:value-type="string">
            <text:p>DESCRIBEITEM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horlog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ISPLAYTIMEOFDAY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4">
          <table:table-cell table:style-name="ce12" office:value-type="string" calcext:value-type="string">
            <text:p>fenêtre ouvert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DISPLAY(La fenêtre est déjà ouverte)</text:p>
          </table:table-cell>
          <table:table-cell table:style-name="ce32" office:value-type="string" calcext:value-type="string">
            <text:p>DISPLAY(Vous fermez la fenêtre)</text:p>
            <text:p>REPLACEITEM(fenêtre fermée)</text:p>
          </table:table-cell>
          <table:table-cell table:style-name="ce32" table:number-columns-repeated="2"/>
          <table:table-cell table:style-name="ce32" office:value-type="string" calcext:value-type="string">
            <text:p>DESCRIBEEXTERIOR</text:p>
          </table:table-cell>
          <table:table-cell table:style-name="ce32" table:number-columns-repeated="12"/>
          <table:table-cell table:style-name="ce32" office:value-type="string" calcext:value-type="string">
            <text:p>DISPLAY(Vous sortez pas la fenêtre)</text:p>
            <text:p>EXITBYWINDOW</text:p>
          </table:table-cell>
          <table:table-cell table:style-name="ce32" table:number-columns-repeated="3"/>
          <table:table-cell office:value-type="string" calcext:value-type="string">
            <text:p>&amp;</text:p>
          </table:table-cell>
        </table:table-row>
        <table:table-row table:style-name="ro4">
          <table:table-cell table:style-name="ce12" office:value-type="string" calcext:value-type="string">
            <text:p>fenêtre fermé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/>
          <table:table-cell table:style-name="ce32" office:value-type="string" calcext:value-type="string">
            <text:p>DISPLAY(Vous ouvrez la fenêtre)</text:p>
            <text:p>REPLACEITEM(fenêtre ouverte)</text:p>
          </table:table-cell>
          <table:table-cell table:style-name="ce32" office:value-type="string" calcext:value-type="string">
            <text:p>DISPLAY(La fenêtre est déjà fermée)</text:p>
          </table:table-cell>
          <table:table-cell table:style-name="ce32" table:number-columns-repeated="2"/>
          <table:table-cell table:style-name="ce32" office:value-type="string" calcext:value-type="string">
            <text:p>DESCRIBEEXTERIOR</text:p>
          </table:table-cell>
          <table:table-cell table:style-name="ce32" table:number-columns-repeated="12"/>
          <table:table-cell table:style-name="ce32" office:value-type="string" calcext:value-type="string">
            <text:p>DISPLAY(La fenêtre est fermée, impossible de passer)</text:p>
          </table:table-cell>
          <table:table-cell table:style-name="ce32" table:number-columns-repeated="3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téléphon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ordinateu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radio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2"/>
          <table:table-cell table:style-name="ce32" office:value-type="string" calcext:value-type="string">
            <text:p>GIVECLUE</text:p>
          </table:table-cell>
          <table:table-cell table:style-name="ce32"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appareil ph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voitur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âteau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pantal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ttom)</text:p>
          </table:table-cell>
          <table:table-cell table:style-name="ce32" office:value-type="string" calcext:value-type="string">
            <text:p>UNEQUIP(bottom)</text:p>
          </table:table-cell>
          <table:table-cell table:style-name="ce32" table:number-columns-repeated="5"/>
          <table:table-cell table:style-name="ce32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t-shir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dy)</text:p>
          </table:table-cell>
          <table:table-cell table:style-name="ce32" office:value-type="string" calcext:value-type="string">
            <text:p>UNEQUIP(body)</text:p>
          </table:table-cell>
          <table:table-cell table:style-name="ce32" table:number-columns-repeated="5"/>
          <table:table-cell table:style-name="ce32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ves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dy)</text:p>
          </table:table-cell>
          <table:table-cell table:style-name="ce32" office:value-type="string" calcext:value-type="string">
            <text:p>UNEQUIP(body)</text:p>
          </table:table-cell>
          <table:table-cell table:style-name="ce32" table:number-columns-repeated="5"/>
          <table:table-cell table:style-name="ce32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office:value-type="string" calcext:value-type="string">
            <text:p>&amp;</text:p>
          </table:table-cell>
        </table:table-row>
        <table:table-row table:style-name="ro3">
          <table:table-cell table:style-name="ce12" office:value-type="string" calcext:value-type="string">
            <text:p>man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body)</text:p>
          </table:table-cell>
          <table:table-cell table:style-name="ce32" office:value-type="string" calcext:value-type="string">
            <text:p>UNEQUIP(body)</text:p>
          </table:table-cell>
          <table:table-cell table:style-name="ce32" table:number-columns-repeated="5"/>
          <table:table-cell table:style-name="ce32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ire de chaussures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feet)</text:p>
          </table:table-cell>
          <table:table-cell table:style-name="ce32" office:value-type="string" calcext:value-type="string">
            <text:p>UNEQUIP(feet)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unettes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head)</text:p>
          </table:table-cell>
          <table:table-cell table:style-name="ce32" office:value-type="string" calcext:value-type="string">
            <text:p>UNEQUIP(head)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ont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head)</text:p>
          </table:table-cell>
          <table:table-cell table:style-name="ce32" office:value-type="string" calcext:value-type="string">
            <text:p>UNEQUIP(head)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casque m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head)</text:p>
          </table:table-cell>
          <table:table-cell table:style-name="ce32" office:value-type="string" calcext:value-type="string">
            <text:p>UNEQUIP(head)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achine à laver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1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gie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ampe torch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office:value-type="string" calcext:value-type="string">
            <text:p>EQUIP(misc)</text:p>
          </table:table-cell>
          <table:table-cell table:style-name="ce32" office:value-type="string" calcext:value-type="string">
            <text:p>UNEQUIP(misc)</text:p>
          </table:table-cell>
          <table:table-cell table:style-name="ce32"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rouleau de scotch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vis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apier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aie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lavabo</text:p>
          </table:table-cell>
          <table:table-cell table:style-name="ce19" office:value-type="string" calcext:value-type="string">
            <text:p>ms</text:p>
          </table:table-cell>
          <table:table-cell table:style-name="ce24"/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2"/>
          <table:table-cell table:style-name="ce32" office:value-type="string" calcext:value-type="string">
            <text:p>DRINK(10)</text:p>
          </table:table-cell>
          <table:table-cell table:style-name="ce32" table:number-columns-repeated="13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bousso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POINTNORTH</text:p>
          </table:table-cell>
          <table:table-cell table:style-name="ce32" office:value-type="string" calcext:value-type="string">
            <text:p>TAKE</text:p>
          </table:table-cell>
          <table:table-cell table:style-name="ce32" table:number-columns-repeated="6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planch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7"/>
          <table:table-cell table:style-name="ce32" office:value-type="string" calcext:value-type="string">
            <text:p>THROW</text:p>
          </table:table-cell>
          <table:table-cell table:style-name="ce32" table:number-columns-repeated="8"/>
          <table:table-cell office:value-type="string" calcext:value-type="string">
            <text:p>&amp;</text:p>
          </table:table-cell>
        </table:table-row>
        <table:table-row table:style-name="ro1">
          <table:table-cell table:style-name="ce12" office:value-type="string" calcext:value-type="string">
            <text:p>morceau de tiss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32" table:number-columns-repeated="5"/>
          <table:table-cell table:style-name="ce32" office:value-type="string" calcext:value-type="string">
            <text:p>DESCRIBEITEM</text:p>
          </table:table-cell>
          <table:table-cell table:style-name="ce32" table:number-columns-repeated="7"/>
          <table:table-cell table:style-name="ce32" office:value-type="string" calcext:value-type="string">
            <text:p>THROW</text:p>
          </table:table-cell>
          <table:table-cell table:style-name="ce32" table:number-columns-repeated="7"/>
          <table:table-cell table:style-name="ce32" office:value-type="string" calcext:value-type="string">
            <text:p>DISPLAY(Le morceau de tissu est déjà assez petit…)</text:p>
          </table:table-cell>
          <table:table-cell office:value-type="string" calcext:value-type="string">
            <text:p>&amp;</text:p>
          </table:table-cell>
        </table:table-row>
        <table:table-row table:style-name="ro1" table:number-rows-repeated="104846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Containers &amp; Verbs" table:style-name="ta1">
        <office:forms form:automatic-focus="false" form:apply-design-mode="false"/>
        <table:table-column table:style-name="co11" table:default-cell-style-name="ce12"/>
        <table:table-column table:style-name="co12" table:default-cell-style-name="ce19"/>
        <table:table-column table:style-name="co4" table:default-cell-style-name="ce24"/>
        <table:table-column table:style-name="co4" table:default-cell-style-name="ce26"/>
        <table:table-column table:style-name="co4" table:default-cell-style-name="ce32"/>
        <table:table-column table:style-name="co5" table:default-cell-style-name="ce32"/>
        <table:table-column table:style-name="co6" table:number-columns-repeated="6" table:default-cell-style-name="ce32"/>
        <table:table-column table:style-name="co13" table:default-cell-style-name="ce32"/>
        <table:table-column table:style-name="co10" table:number-columns-repeated="3" table:default-cell-style-name="ce32"/>
        <table:table-column table:style-name="co11" table:number-columns-repeated="8" table:default-cell-style-name="ce32"/>
        <table:table-column table:style-name="co11" table:default-cell-style-name="Default"/>
        <table:table-row table:style-name="ro1">
          <table:table-cell table:style-name="ce34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</text:p>
          </table:table-cell>
          <table:table-cell table:style-name="ce25" office:value-type="string" calcext:value-type="string">
            <text:p>Valeur(1)</text:p>
          </table:table-cell>
          <table:table-cell table:style-name="ce35" table:formula="of:=['Items &amp; Verbs'.E1]" office:value-type="string" office:string-value="aller, retourner" calcext:value-type="string">
            <text:p>aller, retourner</text:p>
          </table:table-cell>
          <table:table-cell table:style-name="ce35" table:formula="of:=['Items &amp; Verbs'.F1]" office:value-type="string" office:string-value="ouvrir" calcext:value-type="string">
            <text:p>ouvrir</text:p>
          </table:table-cell>
          <table:table-cell table:style-name="ce35" table:formula="of:=['Items &amp; Verbs'.G1]" office:value-type="string" office:string-value="fermer" calcext:value-type="string">
            <text:p>fermer</text:p>
          </table:table-cell>
          <table:table-cell table:style-name="ce35" table:formula="of:=['Items &amp; Verbs'.H1]" office:value-type="string" office:string-value="manger" calcext:value-type="string">
            <text:p>manger</text:p>
          </table:table-cell>
          <table:table-cell table:style-name="ce35" table:formula="of:=['Items &amp; Verbs'.I1]" office:value-type="string" office:string-value="dormir" calcext:value-type="string">
            <text:p>dormir</text:p>
          </table:table-cell>
          <table:table-cell table:style-name="ce35" table:formula="of:=['Items &amp; Verbs'.J1]" office:value-type="string" office:string-value="regarder, observer" calcext:value-type="string">
            <text:p>regarder, observer</text:p>
          </table:table-cell>
          <table:table-cell table:style-name="ce35" table:formula="of:=['Items &amp; Verbs'.K1]" office:value-type="string" office:string-value="prendre, ramasser, saisir" calcext:value-type="string">
            <text:p>prendre, ramasser, saisir</text:p>
          </table:table-cell>
          <table:table-cell table:style-name="ce35" table:formula="of:=['Items &amp; Verbs'.L1]" office:value-type="string" office:string-value="remplir" calcext:value-type="string">
            <text:p>remplir</text:p>
          </table:table-cell>
          <table:table-cell table:style-name="ce35" table:formula="of:=['Items &amp; Verbs'.M1]" office:value-type="string" office:string-value="boire" calcext:value-type="string">
            <text:p>boire</text:p>
          </table:table-cell>
          <table:table-cell table:style-name="ce35" table:formula="of:=['Items &amp; Verbs'.N1]" office:value-type="string" office:string-value="déplacer" calcext:value-type="string">
            <text:p>déplacer</text:p>
          </table:table-cell>
          <table:table-cell table:style-name="ce35" table:formula="of:=['Items &amp; Verbs'.O1]" office:value-type="string" office:string-value="lire" calcext:value-type="string">
            <text:p>lire</text:p>
          </table:table-cell>
          <table:table-cell table:style-name="ce35" table:formula="of:=['Items &amp; Verbs'.P1]" office:value-type="string" office:string-value="couper" calcext:value-type="string">
            <text:p>couper</text:p>
          </table:table-cell>
          <table:table-cell table:style-name="ce35" table:formula="of:=['Items &amp; Verbs'.Q1]" office:value-type="string" office:string-value="entrer" calcext:value-type="string">
            <text:p>entrer</text:p>
          </table:table-cell>
          <table:table-cell table:style-name="ce35" table:formula="of:=['Items &amp; Verbs'.R1]" office:value-type="string" office:string-value="jeter, bazarder" calcext:value-type="string">
            <text:p>jeter, bazarder</text:p>
          </table:table-cell>
          <table:table-cell table:style-name="ce35" table:formula="of:=['Items &amp; Verbs'.S1]" office:value-type="string" office:string-value="équiper, mettre" calcext:value-type="string">
            <text:p>équiper, mettre</text:p>
          </table:table-cell>
          <table:table-cell table:style-name="ce35" table:formula="of:=['Items &amp; Verbs'.T1]" office:value-type="string" office:string-value="déséquiper, enlever" calcext:value-type="string">
            <text:p>déséquiper, enlever</text:p>
          </table:table-cell>
          <table:table-cell table:style-name="ce35" table:formula="of:=['Items &amp; Verbs'.U1]" office:value-type="string" office:string-value="écouter" calcext:value-type="string">
            <text:p>écouter</text:p>
          </table:table-cell>
          <table:table-cell table:style-name="ce35" table:formula="of:=['Items &amp; Verbs'.V1]" office:value-type="string" office:string-value="continuer" calcext:value-type="string">
            <text:p>continuer</text:p>
          </table:table-cell>
          <table:table-cell table:style-name="ce35" table:formula="of:=['Items &amp; Verbs'.W1]" office:value-type="string" office:string-value="sortir" calcext:value-type="string">
            <text:p>sortir</text:p>
          </table:table-cell>
          <table:table-cell table:style-name="ce35" table:formula="of:=['Items &amp; Verbs'.X1]" office:value-type="string" office:string-value="retourner" calcext:value-type="string">
            <text:p>retourner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frigo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coffre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armoir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placard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étagèr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porte monnaie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office:value-type="string" calcext:value-type="string">
            <text:p>TAKE</text:p>
          </table:table-cell>
          <table:table-cell table:number-columns-repeated="13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boîte à outil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armoire de toilett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</table:table>
      <table:table table:name="Items Appear Rates" table:style-name="ta1">
        <office:forms form:automatic-focus="false" form:apply-design-mode="false"/>
        <table:table-column table:style-name="co14" table:default-cell-style-name="ce12"/>
        <table:table-column table:style-name="co11" table:number-columns-repeated="24" table:default-cell-style-name="ce32"/>
        <table:table-column table:style-name="co15" table:default-cell-style-name="ce32"/>
        <table:table-column table:style-name="co11" table:number-columns-repeated="8" table:default-cell-style-name="ce32"/>
        <table:table-column table:style-name="co11" table:number-columns-repeated="989" table:default-cell-style-name="Default"/>
        <table:table-row table:style-name="ro1">
          <table:table-cell table:style-name="ce36"/>
          <table:table-cell table:style-name="ce27" table:formula="of:=INDIRECT(CONCATENATE(&quot;Locations.A&quot;;COLUMN()) )" office:value-type="string" office:string-value="Plain" calcext:value-type="string">
            <text:p>Plain</text:p>
          </table:table-cell>
          <table:table-cell table:style-name="ce27" table:formula="of:=INDIRECT(CONCATENATE(&quot;Locations.A&quot;;COLUMN()) )" office:value-type="string" office:string-value="Field" calcext:value-type="string">
            <text:p>Field</text:p>
          </table:table-cell>
          <table:table-cell table:style-name="ce27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27" table:formula="of:=INDIRECT(CONCATENATE(&quot;Locations.A&quot;;COLUMN()) )" office:value-type="string" office:string-value="Hill" calcext:value-type="string">
            <text:p>Hill</text:p>
          </table:table-cell>
          <table:table-cell table:style-name="ce27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27" table:formula="of:=INDIRECT(CONCATENATE(&quot;Locations.A&quot;;COLUMN()) )" office:value-type="string" office:string-value="Forest" calcext:value-type="string">
            <text:p>Forest</text:p>
          </table:table-cell>
          <table:table-cell table:style-name="ce27" table:formula="of:=INDIRECT(CONCATENATE(&quot;Locations.A&quot;;COLUMN()) )" office:value-type="string" office:string-value="Woods" calcext:value-type="string">
            <text:p>Woods</text:p>
          </table:table-cell>
          <table:table-cell table:style-name="ce27" table:formula="of:=INDIRECT(CONCATENATE(&quot;Locations.A&quot;;COLUMN()) )" office:value-type="string" office:string-value="Sea" calcext:value-type="string">
            <text:p>Sea</text:p>
          </table:table-cell>
          <table:table-cell table:style-name="ce27" table:formula="of:=INDIRECT(CONCATENATE(&quot;Locations.A&quot;;COLUMN()) )" office:value-type="string" office:string-value="Lake" calcext:value-type="string">
            <text:p>Lake</text:p>
          </table:table-cell>
          <table:table-cell table:style-name="ce27" table:formula="of:=INDIRECT(CONCATENATE(&quot;Locations.A&quot;;COLUMN()) )" office:value-type="string" office:string-value="River" calcext:value-type="string">
            <text:p>River</text:p>
          </table:table-cell>
          <table:table-cell table:style-name="ce27" table:formula="of:=INDIRECT(CONCATENATE(&quot;Locations.A&quot;;COLUMN()) )" office:value-type="string" office:string-value="Beach" calcext:value-type="string">
            <text:p>Beach</text:p>
          </table:table-cell>
          <table:table-cell table:style-name="ce27" table:formula="of:=INDIRECT(CONCATENATE(&quot;Locations.A&quot;;COLUMN()) )" office:value-type="string" office:string-value="Road" calcext:value-type="string">
            <text:p>Road</text:p>
          </table:table-cell>
          <table:table-cell table:style-name="ce27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27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27" table:formula="of:=INDIRECT(CONCATENATE(&quot;Locations.A&quot;;COLUMN()) )" office:value-type="string" office:string-value="Path" calcext:value-type="string">
            <text:p>Path</text:p>
          </table:table-cell>
          <table:table-cell table:style-name="ce27" table:formula="of:=INDIRECT(CONCATENATE(&quot;Locations.A&quot;;COLUMN()) )" office:value-type="string" office:string-value="Bridge" calcext:value-type="string">
            <text:p>Bridge</text:p>
          </table:table-cell>
          <table:table-cell table:style-name="ce27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27" table:formula="of:=INDIRECT(CONCATENATE(&quot;Locations.A&quot;;COLUMN()) )" office:value-type="string" office:string-value="Farm" calcext:value-type="string">
            <text:p>Farm</text:p>
          </table:table-cell>
          <table:table-cell table:style-name="ce27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27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27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27" table:formula="of:=INDIRECT(CONCATENATE(&quot;Locations.A&quot;;COLUMN()) )" office:value-type="string" office:string-value="Stairs" calcext:value-type="string">
            <text:p>Stairs</text:p>
          </table:table-cell>
          <table:table-cell table:style-name="ce27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27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27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27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27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27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27" table:formula="of:=INDIRECT(CONCATENATE(&quot;Locations.A&quot;;COLUMN()) )" office:value-type="string" office:string-value="Toilet" calcext:value-type="string">
            <text:p>Toilet</text:p>
          </table:table-cell>
          <table:table-cell table:style-name="ce27" table:formula="of:=INDIRECT(CONCATENATE(&quot;Locations.A&quot;;COLUMN()) )" office:value-type="string" office:string-value="Attic" calcext:value-type="string">
            <text:p>Attic</text:p>
          </table:table-cell>
          <table:table-cell table:style-name="ce27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27" table:formula="of:=INDIRECT(CONCATENATE(&quot;Locations.A&quot;;COLUMN()) )" office:value-type="string" office:string-value="Cellar" calcext:value-type="string">
            <text:p>Cellar</text:p>
          </table:table-cell>
          <table:table-cell table:style-name="ce27" table:formula="of:=INDIRECT(CONCATENATE(&quot;Locations.A&quot;;COLUMN()) )" office:value-type="string" office:string-value="Office" calcext:value-type="string">
            <text:p>Office</text:p>
          </table:table-cell>
          <table:table-cell table:number-columns-repeated="5"/>
          <table:table-cell table:style-name="ce38" table:number-columns-repeated="984"/>
        </table:table-row>
        <table:table-row table:style-name="ro1">
          <table:table-cell table:formula="of:=['Items &amp; Verbs'.A4]" office:value-type="string" office:string-value="verbe seul" calcext:value-type="string">
            <text:p>verbe seul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5]" office:value-type="string" office:string-value="nord" calcext:value-type="string">
            <text:p>nor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6]" office:value-type="string" office:string-value="nord-est" calcext:value-type="string">
            <text:p>nor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7]" office:value-type="string" office:string-value="est" calcext:value-type="string">
            <text:p>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8]" office:value-type="string" office:string-value="sud-est" calcext:value-type="string">
            <text:p>su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9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0]" office:value-type="string" office:string-value="sud-ouest" calcext:value-type="string">
            <text:p>su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1]" office:value-type="string" office:string-value="ouest" calcext:value-type="string">
            <text:p>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2]" office:value-type="string" office:string-value="nord-ouest" calcext:value-type="string">
            <text:p>nor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3]" office:value-type="string" office:string-value="devant" calcext:value-type="string">
            <text:p>devan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4]" office:value-type="string" office:string-value="droite" calcext:value-type="string">
            <text:p>droit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5]" office:value-type="string" office:string-value="arrière" calcext:value-type="string">
            <text:p>arrièr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6]" office:value-type="string" office:string-value="derrière" calcext:value-type="string">
            <text:p>derrièr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7]" office:value-type="string" office:string-value="gauche" calcext:value-type="string">
            <text:p>gauch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8]" office:value-type="string" office:string-value="inventaire" calcext:value-type="string">
            <text:p>inventair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9]" office:value-type="string" office:string-value="sac" calcext:value-type="string">
            <text:p>sac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20]" office:value-type="string" office:string-value="alentours" calcext:value-type="string">
            <text:p>alentours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21]" office:value-type="string" office:string-value="porte (o)" calcext:value-type="string">
            <text:p>porte (o)</text:p>
          </table:table-cell>
          <table:table-cell table:number-columns-repeated="1022"/>
        </table:table-row>
        <table:table-row table:style-name="ro1">
          <table:table-cell table:formula="of:=['Items &amp; Verbs'.A22]" office:value-type="string" office:string-value="porte (f)" calcext:value-type="string">
            <text:p>porte (f)</text:p>
          </table:table-cell>
          <table:table-cell table:number-columns-repeated="1022"/>
        </table:table-row>
        <table:table-row table:style-name="ro1">
          <table:table-cell table:formula="of:=['Items &amp; Verbs'.A23]" office:value-type="string" office:string-value="porte (o)(n)" calcext:value-type="string">
            <text:p>porte (o)(n)</text:p>
          </table:table-cell>
          <table:table-cell table:number-columns-repeated="1022"/>
        </table:table-row>
        <table:table-row table:style-name="ro1">
          <table:table-cell table:formula="of:=['Items &amp; Verbs'.A24]" office:value-type="string" office:string-value="porte (o)(w)" calcext:value-type="string">
            <text:p>porte (o)(w)</text:p>
          </table:table-cell>
          <table:table-cell table:number-columns-repeated="1022"/>
        </table:table-row>
        <table:table-row table:style-name="ro1">
          <table:table-cell table:formula="of:=['Items &amp; Verbs'.A25]" office:value-type="string" office:string-value="porte (o)(s)" calcext:value-type="string">
            <text:p>porte (o)(s)</text:p>
          </table:table-cell>
          <table:table-cell table:number-columns-repeated="1022"/>
        </table:table-row>
        <table:table-row table:style-name="ro1">
          <table:table-cell table:formula="of:=['Items &amp; Verbs'.A26]" office:value-type="string" office:string-value="porte (o)(e)" calcext:value-type="string">
            <text:p>porte (o)(e)</text:p>
          </table:table-cell>
          <table:table-cell table:number-columns-repeated="1022"/>
        </table:table-row>
        <table:table-row table:style-name="ro1">
          <table:table-cell table:formula="of:=['Items &amp; Verbs'.A27]" office:value-type="string" office:string-value="porte (f)(n)" calcext:value-type="string">
            <text:p>porte (f)(n)</text:p>
          </table:table-cell>
          <table:table-cell table:number-columns-repeated="1022"/>
        </table:table-row>
        <table:table-row table:style-name="ro1">
          <table:table-cell table:formula="of:=['Items &amp; Verbs'.A28]" office:value-type="string" office:string-value="porte (f)(w)" calcext:value-type="string">
            <text:p>porte (f)(w)</text:p>
          </table:table-cell>
          <table:table-cell table:number-columns-repeated="1022"/>
        </table:table-row>
        <table:table-row table:style-name="ro1">
          <table:table-cell table:formula="of:=['Items &amp; Verbs'.A29]" office:value-type="string" office:string-value="porte (f)(s)" calcext:value-type="string">
            <text:p>porte (f)(s)</text:p>
          </table:table-cell>
          <table:table-cell table:number-columns-repeated="1022"/>
        </table:table-row>
        <table:table-row table:style-name="ro1">
          <table:table-cell table:formula="of:=['Items &amp; Verbs'.A30]" office:value-type="string" office:string-value="porte (f)(e)" calcext:value-type="string">
            <text:p>porte (f)(e)</text:p>
          </table:table-cell>
          <table:table-cell table:number-columns-repeated="1022"/>
        </table:table-row>
        <table:table-row table:style-name="ro1">
          <table:table-cell table:formula="of:=['Items &amp; Verbs'.A31]" office:value-type="string" office:string-value="champignon" calcext:value-type="string">
            <text:p>champignon</text:p>
          </table:table-cell>
          <table:table-cell table:number-columns-repeated="5"/>
          <table:table-cell office:value-type="string" calcext:value-type="string">
            <text:p>5*2</text:p>
          </table:table-cell>
          <table:table-cell office:value-type="string" calcext:value-type="string">
            <text:p>10*90</text:p>
          </table:table-cell>
          <table:table-cell table:number-columns-repeated="4"/>
          <table:table-cell table:number-columns-repeated="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formula="of:=['Items &amp; Verbs'.A32]" office:value-type="string" office:string-value="flaque" calcext:value-type="string">
            <text:p>flaque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'Items &amp; Verbs'.A33]" office:value-type="string" office:string-value="lit" calcext:value-type="string">
            <text:p>lit</text:p>
          </table:table-cell>
          <table:table-cell table:number-columns-repeated="25"/>
          <table:table-cell table:number-columns-repeated="2" office:value-type="float" office:value="100" calcext:value-type="float">
            <text:p>100</text:p>
          </table:table-cell>
          <table:table-cell table:number-columns-repeated="995"/>
        </table:table-row>
        <table:table-row table:style-name="ro1">
          <table:table-cell table:formula="of:=['Items &amp; Verbs'.A34]" office:value-type="string" office:string-value="gourde pleine" calcext:value-type="string">
            <text:p>gourde plein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formula="of:=['Items &amp; Verbs'.A35]" office:value-type="string" office:string-value="gourde vide" calcext:value-type="string">
            <text:p>gourde vid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formula="of:=['Items &amp; Verbs'.A36]" office:value-type="string" office:string-value="évier" calcext:value-type="string">
            <text:p>évier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 table:formula="of:=['Items &amp; Verbs'.A37]" office:value-type="string" office:string-value="douche" calcext:value-type="string">
            <text:p>douche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1">
          <table:table-cell table:formula="of:=['Items &amp; Verbs'.A38]" office:value-type="string" office:string-value="cuvette" calcext:value-type="string">
            <text:p>cuvette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 table:number-columns-repeated="993"/>
        </table:table-row>
        <table:table-row table:style-name="ro1">
          <table:table-cell table:formula="of:=['Items &amp; Verbs'.A39]" office:value-type="string" office:string-value="lettre" calcext:value-type="string">
            <text:p>lettre</text:p>
          </table:table-cell>
          <table:table-cell table:number-columns-repeated="1022"/>
        </table:table-row>
        <table:table-row table:style-name="ro1">
          <table:table-cell table:formula="of:=['Items &amp; Verbs'.A40]" office:value-type="string" office:string-value="tableau" calcext:value-type="string">
            <text:p>tableau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41]" office:value-type="string" office:string-value="arbre" calcext:value-type="string">
            <text:p>arbre</text:p>
          </table:table-cell>
          <table:table-cell table:number-columns-repeated="5"/>
          <table:table-cell office:value-type="string" calcext:value-type="string">
            <text:p>10*55</text:p>
          </table:table-cell>
          <table:table-cell office:value-type="string" calcext:value-type="string">
            <text:p>10*90</text:p>
          </table:table-cell>
          <table:table-cell table:number-columns-repeated="1015"/>
        </table:table-row>
        <table:table-row table:style-name="ro1">
          <table:table-cell table:formula="of:=['Items &amp; Verbs'.A42]" office:value-type="string" office:string-value="bûche" calcext:value-type="string">
            <text:p>bûche</text:p>
          </table:table-cell>
          <table:table-cell table:number-columns-repeated="5"/>
          <table:table-cell table:style-name="ce3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formula="of:=['Items &amp; Verbs'.A43]" office:value-type="string" office:string-value="branche" calcext:value-type="string">
            <text:p>branch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formula="of:=['Items &amp; Verbs'.A44]" office:value-type="string" office:string-value="tomate pourrie" calcext:value-type="string">
            <text:p>tomat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5]" office:value-type="string" office:string-value="brocoli pourri" calcext:value-type="string">
            <text:p>brocoli pourri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6]" office:value-type="string" office:string-value="pomme pourrie" calcext:value-type="string">
            <text:p>pomm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7]" office:value-type="string" office:string-value="banane pourrie" calcext:value-type="string">
            <text:p>banan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8]" office:value-type="string" office:string-value="bouteille de lait" calcext:value-type="string">
            <text:p>bouteille de lait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49]" office:value-type="string" office:string-value="bouteille de lait périmé" calcext:value-type="string">
            <text:p>bouteille de lait périmé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50]" office:value-type="string" office:string-value="pain" calcext:value-type="string">
            <text:p>pain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51]" office:value-type="string" office:string-value="pain périmé" calcext:value-type="string">
            <text:p>pain périmé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52]" office:value-type="string" office:string-value="bouteille d’eau" calcext:value-type="string">
            <text:p>bouteille d’eau</text:p>
          </table:table-cell>
          <table:table-cell table:number-columns-repeated="23"/>
          <table:table-cell table:number-columns-repeated="2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formula="of:=['Items &amp; Verbs'.A53]" office:value-type="string" office:string-value="carotte" calcext:value-type="string">
            <text:p>carott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54]" office:value-type="string" office:string-value="carotte douteuse" calcext:value-type="string">
            <text:p>carotte douteus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55]" office:value-type="string" office:string-value="conserve de viande" calcext:value-type="string">
            <text:p>conserve de viand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56]" office:value-type="string" office:string-value="conserve de tomate" calcext:value-type="string">
            <text:p>conserve de toma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57]" office:value-type="string" office:string-value="conserve de thon" calcext:value-type="string">
            <text:p>conserve de thon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58]" office:value-type="string" office:string-value="cannette de soda" calcext:value-type="string">
            <text:p>cannette de soda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formula="of:=['Items &amp; Verbs'.A59]" office:value-type="string" office:string-value="couteau" calcext:value-type="string">
            <text:p>couteau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60]" office:value-type="string" office:string-value="serpillière" calcext:value-type="string">
            <text:p>serpillière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formula="of:=['Items &amp; Verbs'.A61]" office:value-type="string" office:string-value="pelle" calcext:value-type="string">
            <text:p>pelle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formula="of:=['Items &amp; Verbs'.A62]" office:value-type="string" office:string-value="clé" calcext:value-type="string">
            <text:p>clé</text:p>
          </table:table-cell>
          <table:table-cell table:number-columns-repeated="1022"/>
        </table:table-row>
        <table:table-row table:style-name="ro1">
          <table:table-cell table:formula="of:=['Items &amp; Verbs'.A63]" office:value-type="string" office:string-value="roman" calcext:value-type="string">
            <text:p>roman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'Items &amp; Verbs'.A64]" office:value-type="string" office:string-value="recette" calcext:value-type="string">
            <text:p>recet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formula="of:=['Items &amp; Verbs'.A65]" office:value-type="string" office:string-value="manuel" calcext:value-type="string">
            <text:p>manuel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66]" office:value-type="string" office:string-value="journal" calcext:value-type="string">
            <text:p>journal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67]" office:value-type="string" office:string-value="magazine" calcext:value-type="string">
            <text:p>magazin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68]" office:value-type="string" office:string-value="dollar" calcext:value-type="string">
            <text:p>dollar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formula="of:=['Items &amp; Verbs'.A69]" office:value-type="string" office:string-value="lecteur mp3" calcext:value-type="string">
            <text:p>lecteur mp3</text:p>
          </table:table-cell>
          <table:table-cell table:number-columns-repeated="25"/>
          <table:table-cell table:number-columns-repeated="2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formula="of:=['Items &amp; Verbs'.A70]" office:value-type="string" office:string-value="poupée" calcext:value-type="string">
            <text:p>poupée</text:p>
          </table:table-cell>
          <table:table-cell table:number-columns-repeated="1022"/>
        </table:table-row>
        <table:table-row table:style-name="ro1">
          <table:table-cell table:formula="of:=['Items &amp; Verbs'.A71]" office:value-type="string" office:string-value="stylo" calcext:value-type="string">
            <text:p>stylo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formula="of:=['Items &amp; Verbs'.A72]" office:value-type="string" office:string-value="cuillère" calcext:value-type="string">
            <text:p>cuillè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73]" office:value-type="string" office:string-value="fourchette" calcext:value-type="string">
            <text:p>fourch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74]" office:value-type="string" office:string-value="assiette" calcext:value-type="string">
            <text:p>assi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75]" office:value-type="string" office:string-value="bol" calcext:value-type="string">
            <text:p>bol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76]" office:value-type="string" office:string-value="verre" calcext:value-type="string">
            <text:p>ver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['Items &amp; Verbs'.A77]" office:value-type="string" office:string-value="éponge" calcext:value-type="string">
            <text:p>épong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formula="of:=['Items &amp; Verbs'.A78]" office:value-type="string" office:string-value="parfum" calcext:value-type="string">
            <text:p>parfum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formula="of:=['Items &amp; Verbs'.A79]" office:value-type="string" office:string-value="canard en plastique" calcext:value-type="string">
            <text:p>canard en plastique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formula="of:=['Items &amp; Verbs'.A80]" office:value-type="string" office:string-value="serviette" calcext:value-type="string">
            <text:p>serviette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1">
          <table:table-cell table:formula="of:=['Items &amp; Verbs'.A81]" office:value-type="string" office:string-value="tube de dentifrice" calcext:value-type="string">
            <text:p>tube de dentifric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formula="of:=['Items &amp; Verbs'.A82]" office:value-type="string" office:string-value="brosse à dent" calcext:value-type="string">
            <text:p>brosse à dent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1">
          <table:table-cell table:formula="of:=['Items &amp; Verbs'.A83]" office:value-type="string" office:string-value="téléviseur" calcext:value-type="string">
            <text:p>téléviseur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formula="of:=['Items &amp; Verbs'.A84]" office:value-type="string" office:string-value="table" calcext:value-type="string">
            <text:p>table</text:p>
          </table:table-cell>
          <table:table-cell table:number-columns-repeated="22"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'Items &amp; Verbs'.A85]" office:value-type="string" office:string-value="canapé" calcext:value-type="string">
            <text:p>canapé</text:p>
          </table:table-cell>
          <table:table-cell table:number-columns-repeated="22"/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formula="of:=['Items &amp; Verbs'.A86]" office:value-type="string" office:string-value="horloge" calcext:value-type="string">
            <text:p>horloge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'Items &amp; Verbs'.A87]" office:value-type="string" office:string-value="fenêtre ouverte" calcext:value-type="string">
            <text:p>fenêtre ouvert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formula="of:=['Items &amp; Verbs'.A88]" office:value-type="string" office:string-value="fenêtre fermée" calcext:value-type="string">
            <text:p>fenêtre fermé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formula="of:=['Items &amp; Verbs'.A89]" office:value-type="string" office:string-value="téléphone" calcext:value-type="string">
            <text:p>téléphone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formula="of:=['Items &amp; Verbs'.A90]" office:value-type="string" office:string-value="ordinateur" calcext:value-type="string">
            <text:p>ordinateur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formula="of:=['Items &amp; Verbs'.A91]" office:value-type="string" office:string-value="radio" calcext:value-type="string">
            <text:p>radio</text:p>
          </table:table-cell>
          <table:table-cell table:number-columns-repeated="22"/>
          <table:table-cell table:number-columns-repeated="2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formula="of:=['Items &amp; Verbs'.A92]" office:value-type="string" office:string-value="appareil photo" calcext:value-type="string">
            <text:p>appareil photo</text:p>
          </table:table-cell>
          <table:table-cell table:number-columns-repeated="1022"/>
        </table:table-row>
        <table:table-row table:style-name="ro1">
          <table:table-cell table:formula="of:=['Items &amp; Verbs'.A93]" office:value-type="string" office:string-value="voiture" calcext:value-type="string">
            <text:p>voiture</text:p>
          </table:table-cell>
          <table:table-cell table:number-columns-repeated="1022"/>
        </table:table-row>
        <table:table-row table:style-name="ro1">
          <table:table-cell table:formula="of:=['Items &amp; Verbs'.A94]" office:value-type="string" office:string-value="bâteau" calcext:value-type="string">
            <text:p>bâteau</text:p>
          </table:table-cell>
          <table:table-cell table:number-columns-repeated="1022"/>
        </table:table-row>
        <table:table-row table:style-name="ro1">
          <table:table-cell table:formula="of:=['Items &amp; Verbs'.A95]" office:value-type="string" office:string-value="pantalon" calcext:value-type="string">
            <text:p>pantalon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96]" office:value-type="string" office:string-value="t-shirt" calcext:value-type="string">
            <text:p>t-shirt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97]" office:value-type="string" office:string-value="veste" calcext:value-type="string">
            <text:p>veste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98]" office:value-type="string" office:string-value="manteau" calcext:value-type="string">
            <text:p>manteau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99]" office:value-type="string" office:string-value="paire de chaussures" calcext:value-type="string">
            <text:p>paire de chaussures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Items &amp; Verbs'.A100]" office:value-type="string" office:string-value="lunettes" calcext:value-type="string">
            <text:p>lunettes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formula="of:=['Items &amp; Verbs'.A101]" office:value-type="string" office:string-value="montre" calcext:value-type="string">
            <text:p>montre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formula="of:=['Items &amp; Verbs'.A102]" office:value-type="string" office:string-value="casque moto" calcext:value-type="string">
            <text:p>casque moto</text:p>
          </table:table-cell>
          <table:table-cell table:number-columns-repeated="1022"/>
        </table:table-row>
        <table:table-row table:style-name="ro1">
          <table:table-cell table:formula="of:=['Items &amp; Verbs'.A103]" office:value-type="string" office:string-value="machine à laver" calcext:value-type="string">
            <text:p>machine à laver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formula="of:=['Items &amp; Verbs'.A104]" office:value-type="string" office:string-value="bougie" calcext:value-type="string">
            <text:p>boug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formula="of:=['Items &amp; Verbs'.A105]" office:value-type="string" office:string-value="lampe torche" calcext:value-type="string">
            <text:p>lampe torche</text:p>
          </table:table-cell>
          <table:table-cell table:number-columns-repeated="1022"/>
        </table:table-row>
        <table:table-row table:style-name="ro1">
          <table:table-cell table:formula="of:=['Items &amp; Verbs'.A106]" office:value-type="string" office:string-value="rouleau de scotch" calcext:value-type="string">
            <text:p>rouleau de scotch</text:p>
          </table:table-cell>
          <table:table-cell table:number-columns-repeated="1022"/>
        </table:table-row>
        <table:table-row table:style-name="ro1">
          <table:table-cell table:formula="of:=['Items &amp; Verbs'.A107]" office:value-type="string" office:string-value="vise" calcext:value-type="string">
            <text:p>vise</text:p>
          </table:table-cell>
          <table:table-cell table:number-columns-repeated="1022"/>
        </table:table-row>
        <table:table-row table:style-name="ro1">
          <table:table-cell table:formula="of:=['Items &amp; Verbs'.A108]" office:value-type="string" office:string-value="papier" calcext:value-type="string">
            <text:p>papier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formula="of:=['Items &amp; Verbs'.A109]" office:value-type="string" office:string-value="baie" calcext:value-type="string">
            <text:p>ba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*1</text:p>
          </table:table-cell>
          <table:table-cell office:value-type="string" calcext:value-type="string">
            <text:p>12*2</text:p>
          </table:table-cell>
          <table:table-cell table:number-columns-repeated="1015"/>
        </table:table-row>
        <table:table-row table:style-name="ro1">
          <table:table-cell table:formula="of:=['Items &amp; Verbs'.A110]" office:value-type="string" office:string-value="lavabo" calcext:value-type="string">
            <text:p>lavabo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1">
          <table:table-cell table:formula="of:=['Items &amp; Verbs'.A111]" office:value-type="string" office:string-value="boussole" calcext:value-type="string">
            <text:p>boussole</text:p>
          </table:table-cell>
          <table:table-cell table:number-columns-repeated="1022"/>
        </table:table-row>
        <table:table-row table:style-name="ro1">
          <table:table-cell table:formula="of:=['Items &amp; Verbs'.A112]" office:value-type="string" office:string-value="planche" calcext:value-type="string">
            <text:p>planche</text:p>
          </table:table-cell>
          <table:table-cell table:number-columns-repeated="1022"/>
        </table:table-row>
        <table:table-row table:style-name="ro1">
          <table:table-cell table:formula="of:=['Items &amp; Verbs'.A113]" office:value-type="string" office:string-value="morceau de tissu" calcext:value-type="string">
            <text:p>morceau de tissu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</table:table>
      <table:table table:name="Containers Appear Rates" table:style-name="ta1">
        <office:forms form:automatic-focus="false" form:apply-design-mode="false"/>
        <table:table-column table:style-name="co16" table:default-cell-style-name="ce12"/>
        <table:table-column table:style-name="co11" table:number-columns-repeated="33" table:default-cell-style-name="ce32"/>
        <table:table-column table:style-name="co11" table:number-columns-repeated="989" table:default-cell-style-name="Default"/>
        <table:table-row table:style-name="ro1">
          <table:table-cell table:style-name="ce36"/>
          <table:table-cell table:style-name="ce27" table:formula="of:=INDIRECT(CONCATENATE(&quot;Locations.A&quot;;COLUMN()) )" office:value-type="string" office:string-value="Plain" calcext:value-type="string">
            <text:p>Plain</text:p>
          </table:table-cell>
          <table:table-cell table:style-name="ce27" table:formula="of:=INDIRECT(CONCATENATE(&quot;Locations.A&quot;;COLUMN()) )" office:value-type="string" office:string-value="Field" calcext:value-type="string">
            <text:p>Field</text:p>
          </table:table-cell>
          <table:table-cell table:style-name="ce27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27" table:formula="of:=INDIRECT(CONCATENATE(&quot;Locations.A&quot;;COLUMN()) )" office:value-type="string" office:string-value="Hill" calcext:value-type="string">
            <text:p>Hill</text:p>
          </table:table-cell>
          <table:table-cell table:style-name="ce27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27" table:formula="of:=INDIRECT(CONCATENATE(&quot;Locations.A&quot;;COLUMN()) )" office:value-type="string" office:string-value="Forest" calcext:value-type="string">
            <text:p>Forest</text:p>
          </table:table-cell>
          <table:table-cell table:style-name="ce27" table:formula="of:=INDIRECT(CONCATENATE(&quot;Locations.A&quot;;COLUMN()) )" office:value-type="string" office:string-value="Woods" calcext:value-type="string">
            <text:p>Woods</text:p>
          </table:table-cell>
          <table:table-cell table:style-name="ce27" table:formula="of:=INDIRECT(CONCATENATE(&quot;Locations.A&quot;;COLUMN()) )" office:value-type="string" office:string-value="Sea" calcext:value-type="string">
            <text:p>Sea</text:p>
          </table:table-cell>
          <table:table-cell table:style-name="ce27" table:formula="of:=INDIRECT(CONCATENATE(&quot;Locations.A&quot;;COLUMN()) )" office:value-type="string" office:string-value="Lake" calcext:value-type="string">
            <text:p>Lake</text:p>
          </table:table-cell>
          <table:table-cell table:style-name="ce27" table:formula="of:=INDIRECT(CONCATENATE(&quot;Locations.A&quot;;COLUMN()) )" office:value-type="string" office:string-value="River" calcext:value-type="string">
            <text:p>River</text:p>
          </table:table-cell>
          <table:table-cell table:style-name="ce27" table:formula="of:=INDIRECT(CONCATENATE(&quot;Locations.A&quot;;COLUMN()) )" office:value-type="string" office:string-value="Beach" calcext:value-type="string">
            <text:p>Beach</text:p>
          </table:table-cell>
          <table:table-cell table:style-name="ce27" table:formula="of:=INDIRECT(CONCATENATE(&quot;Locations.A&quot;;COLUMN()) )" office:value-type="string" office:string-value="Road" calcext:value-type="string">
            <text:p>Road</text:p>
          </table:table-cell>
          <table:table-cell table:style-name="ce27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27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27" table:formula="of:=INDIRECT(CONCATENATE(&quot;Locations.A&quot;;COLUMN()) )" office:value-type="string" office:string-value="Path" calcext:value-type="string">
            <text:p>Path</text:p>
          </table:table-cell>
          <table:table-cell table:style-name="ce27" table:formula="of:=INDIRECT(CONCATENATE(&quot;Locations.A&quot;;COLUMN()) )" office:value-type="string" office:string-value="Bridge" calcext:value-type="string">
            <text:p>Bridge</text:p>
          </table:table-cell>
          <table:table-cell table:style-name="ce27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27" table:formula="of:=INDIRECT(CONCATENATE(&quot;Locations.A&quot;;COLUMN()) )" office:value-type="string" office:string-value="Farm" calcext:value-type="string">
            <text:p>Farm</text:p>
          </table:table-cell>
          <table:table-cell table:style-name="ce27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27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27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27" table:formula="of:=INDIRECT(CONCATENATE(&quot;Locations.A&quot;;COLUMN()) )" office:value-type="string" office:string-value="Stairs" calcext:value-type="string">
            <text:p>Stairs</text:p>
          </table:table-cell>
          <table:table-cell table:style-name="ce27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27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27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27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27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27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27" table:formula="of:=INDIRECT(CONCATENATE(&quot;Locations.A&quot;;COLUMN()) )" office:value-type="string" office:string-value="Toilet" calcext:value-type="string">
            <text:p>Toilet</text:p>
          </table:table-cell>
          <table:table-cell table:style-name="ce27" table:formula="of:=INDIRECT(CONCATENATE(&quot;Locations.A&quot;;COLUMN()) )" office:value-type="string" office:string-value="Attic" calcext:value-type="string">
            <text:p>Attic</text:p>
          </table:table-cell>
          <table:table-cell table:style-name="ce27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27" table:formula="of:=INDIRECT(CONCATENATE(&quot;Locations.A&quot;;COLUMN()) )" office:value-type="string" office:string-value="Cellar" calcext:value-type="string">
            <text:p>Cellar</text:p>
          </table:table-cell>
          <table:table-cell table:style-name="ce27" table:formula="of:=INDIRECT(CONCATENATE(&quot;Locations.A&quot;;COLUMN()) )" office:value-type="string" office:string-value="Office" calcext:value-type="string">
            <text:p>Office</text:p>
          </table:table-cell>
          <table:table-cell table:number-columns-repeated="5"/>
          <table:table-cell table:style-name="ce38" table:number-columns-repeated="984"/>
        </table:table-row>
        <table:table-row table:style-name="ro1">
          <table:table-cell table:formula="of:=['Containers &amp; Verbs'.A2]" office:value-type="string" office:string-value="frigo" calcext:value-type="string">
            <text:p>frigo</text:p>
          </table:table-cell>
          <table:table-cell table:number-columns-repeated="23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table:formula="of:=['Containers &amp; Verbs'.A3]" office:value-type="string" office:string-value="coffre" calcext:value-type="string">
            <text:p>coffre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5">
          <table:table-cell table:formula="of:=['Containers &amp; Verbs'.A4]" office:value-type="string" office:string-value="armoire" calcext:value-type="string">
            <text:p>armoi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formula="of:=['Containers &amp; Verbs'.A5]" office:value-type="string" office:string-value="placard" calcext:value-type="string">
            <text:p>placard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2*40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table:formula="of:=['Containers &amp; Verbs'.A6]" office:value-type="string" office:string-value="étagère" calcext:value-type="string">
            <text:p>étagè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formula="of:=['Containers &amp; Verbs'.A7]" office:value-type="string" office:string-value="porte monnaie" calcext:value-type="string">
            <text:p>porte monna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formula="of:=['Containers &amp; Verbs'.A8]" office:value-type="string" office:string-value="boîte à outil" calcext:value-type="string">
            <text:p>boîte à outil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formula="of:=['Containers &amp; Verbs'.A10]" office:value-type="string" office:string-value="carton" calcext:value-type="string">
            <text:p>carton</text:p>
          </table:table-cell>
          <table:table-cell table:number-columns-repeated="29"/>
          <table:table-cell office:value-type="string" calcext:value-type="string">
            <text:p>5*10</text:p>
          </table:table-cell>
          <table:table-cell office:value-type="string" calcext:value-type="string">
            <text:p>5*15</text:p>
          </table:table-cell>
          <table:table-cell office:value-type="string" calcext:value-type="string">
            <text:p>5*10</text:p>
          </table:table-cell>
          <table:table-cell table:number-columns-repeated="990"/>
        </table:table-row>
      </table:table>
      <table:table table:name="Item Rates In Containers" table:style-name="ta1">
        <office:forms form:automatic-focus="false" form:apply-design-mode="false"/>
        <table:table-column table:style-name="co11" table:default-cell-style-name="ce12"/>
        <table:table-column table:style-name="co11" table:number-columns-repeated="9" table:default-cell-style-name="ce32"/>
        <table:table-column table:style-name="co11" table:number-columns-repeated="1013" table:default-cell-style-name="Default"/>
        <table:table-row table:style-name="ro1">
          <table:table-cell table:style-name="ce36"/>
          <table:table-cell table:style-name="ce27" table:formula="of:=INDIRECT(CONCATENATE(&quot;Containers &amp; Verbs.A&quot;;COLUMN()) )" office:value-type="string" office:string-value="frigo" calcext:value-type="string">
            <text:p>frigo</text:p>
          </table:table-cell>
          <table:table-cell table:style-name="ce27" table:formula="of:=INDIRECT(CONCATENATE(&quot;Containers &amp; Verbs.A&quot;;COLUMN()) )" office:value-type="string" office:string-value="coffre" calcext:value-type="string">
            <text:p>coffre</text:p>
          </table:table-cell>
          <table:table-cell table:style-name="ce27" table:formula="of:=INDIRECT(CONCATENATE(&quot;Containers &amp; Verbs.A&quot;;COLUMN()) )" office:value-type="string" office:string-value="armoire" calcext:value-type="string">
            <text:p>armoire</text:p>
          </table:table-cell>
          <table:table-cell table:style-name="ce27" table:formula="of:=INDIRECT(CONCATENATE(&quot;Containers &amp; Verbs.A&quot;;COLUMN()) )" office:value-type="string" office:string-value="placard" calcext:value-type="string">
            <text:p>placard</text:p>
          </table:table-cell>
          <table:table-cell table:style-name="ce27" table:formula="of:=INDIRECT(CONCATENATE(&quot;Containers &amp; Verbs.A&quot;;COLUMN()) )" office:value-type="string" office:string-value="étagère" calcext:value-type="string">
            <text:p>étagère</text:p>
          </table:table-cell>
          <table:table-cell table:style-name="ce27" table:formula="of:=INDIRECT(CONCATENATE(&quot;Containers &amp; Verbs.A&quot;;COLUMN()) )" office:value-type="string" office:string-value="porte monnaie" calcext:value-type="string">
            <text:p>porte monnaie</text:p>
          </table:table-cell>
          <table:table-cell table:style-name="ce27" table:formula="of:=INDIRECT(CONCATENATE(&quot;Containers &amp; Verbs.A&quot;;COLUMN()) )" office:value-type="string" office:string-value="boîte à outil" calcext:value-type="string">
            <text:p>boîte à outil</text:p>
          </table:table-cell>
          <table:table-cell table:style-name="ce27" table:formula="of:=INDIRECT(CONCATENATE(&quot;Containers &amp; Verbs.A&quot;;COLUMN()) )" office:value-type="string" office:string-value="armoire de toilette" calcext:value-type="string">
            <text:p>armoire de toilette</text:p>
          </table:table-cell>
          <table:table-cell table:style-name="ce27" table:formula="of:=INDIRECT(CONCATENATE(&quot;Containers &amp; Verbs.A&quot;;COLUMN()) )" office:value-type="string" office:string-value="carton" calcext:value-type="string">
            <text:p>carton</text:p>
          </table:table-cell>
          <table:table-cell table:number-columns-repeated="29"/>
          <table:table-cell table:style-name="ce38" table:number-columns-repeated="984"/>
        </table:table-row>
        <table:table-row table:style-name="ro1">
          <table:table-cell table:formula="of:=['Items Appear Rates'.A2]" office:value-type="string" office:string-value="verbe seul" calcext:value-type="string">
            <text:p>verbe seul</text:p>
          </table:table-cell>
          <table:table-cell table:number-columns-repeated="1022"/>
        </table:table-row>
        <table:table-row table:style-name="ro1">
          <table:table-cell table:formula="of:=['Items Appear Rates'.A3]" office:value-type="string" office:string-value="nord" calcext:value-type="string">
            <text:p>nord</text:p>
          </table:table-cell>
          <table:table-cell table:number-columns-repeated="1022"/>
        </table:table-row>
        <table:table-row table:style-name="ro1">
          <table:table-cell table:formula="of:=['Items Appear Rates'.A4]" office:value-type="string" office:string-value="nord-est" calcext:value-type="string">
            <text:p>nord-est</text:p>
          </table:table-cell>
          <table:table-cell table:number-columns-repeated="1022"/>
        </table:table-row>
        <table:table-row table:style-name="ro1">
          <table:table-cell table:formula="of:=['Items Appear Rates'.A5]" office:value-type="string" office:string-value="est" calcext:value-type="string">
            <text:p>est</text:p>
          </table:table-cell>
          <table:table-cell table:number-columns-repeated="1022"/>
        </table:table-row>
        <table:table-row table:style-name="ro1">
          <table:table-cell table:formula="of:=['Items Appear Rates'.A6]" office:value-type="string" office:string-value="sud-est" calcext:value-type="string">
            <text:p>sud-est</text:p>
          </table:table-cell>
          <table:table-cell table:number-columns-repeated="1022"/>
        </table:table-row>
        <table:table-row table:style-name="ro1">
          <table:table-cell table:formula="of:=['Items Appear Rates'.A7]" office:value-type="string" office:string-value="sud" calcext:value-type="string">
            <text:p>sud</text:p>
          </table:table-cell>
          <table:table-cell table:number-columns-repeated="1022"/>
        </table:table-row>
        <table:table-row table:style-name="ro1">
          <table:table-cell table:formula="of:=['Items Appear Rates'.A8]" office:value-type="string" office:string-value="sud-ouest" calcext:value-type="string">
            <text:p>sud-ouest</text:p>
          </table:table-cell>
          <table:table-cell table:number-columns-repeated="1022"/>
        </table:table-row>
        <table:table-row table:style-name="ro1">
          <table:table-cell table:formula="of:=['Items Appear Rates'.A9]" office:value-type="string" office:string-value="ouest" calcext:value-type="string">
            <text:p>ouest</text:p>
          </table:table-cell>
          <table:table-cell table:number-columns-repeated="1022"/>
        </table:table-row>
        <table:table-row table:style-name="ro1">
          <table:table-cell table:formula="of:=['Items Appear Rates'.A10]" office:value-type="string" office:string-value="nord-ouest" calcext:value-type="string">
            <text:p>nord-ouest</text:p>
          </table:table-cell>
          <table:table-cell table:number-columns-repeated="1022"/>
        </table:table-row>
        <table:table-row table:style-name="ro1">
          <table:table-cell table:formula="of:=['Items Appear Rates'.A11]" office:value-type="string" office:string-value="devant" calcext:value-type="string">
            <text:p>devant</text:p>
          </table:table-cell>
          <table:table-cell table:number-columns-repeated="1022"/>
        </table:table-row>
        <table:table-row table:style-name="ro1">
          <table:table-cell table:formula="of:=['Items Appear Rates'.A12]" office:value-type="string" office:string-value="droite" calcext:value-type="string">
            <text:p>droite</text:p>
          </table:table-cell>
          <table:table-cell table:number-columns-repeated="1022"/>
        </table:table-row>
        <table:table-row table:style-name="ro1">
          <table:table-cell table:formula="of:=['Items Appear Rates'.A13]" office:value-type="string" office:string-value="arrière" calcext:value-type="string">
            <text:p>arrière</text:p>
          </table:table-cell>
          <table:table-cell table:number-columns-repeated="1022"/>
        </table:table-row>
        <table:table-row table:style-name="ro1">
          <table:table-cell table:formula="of:=['Items Appear Rates'.A14]" office:value-type="string" office:string-value="derrière" calcext:value-type="string">
            <text:p>derrière</text:p>
          </table:table-cell>
          <table:table-cell table:number-columns-repeated="1022"/>
        </table:table-row>
        <table:table-row table:style-name="ro1">
          <table:table-cell table:formula="of:=['Items Appear Rates'.A15]" office:value-type="string" office:string-value="gauche" calcext:value-type="string">
            <text:p>gauche</text:p>
          </table:table-cell>
          <table:table-cell table:number-columns-repeated="1022"/>
        </table:table-row>
        <table:table-row table:style-name="ro1">
          <table:table-cell table:formula="of:=['Items Appear Rates'.A16]" office:value-type="string" office:string-value="inventaire" calcext:value-type="string">
            <text:p>inventaire</text:p>
          </table:table-cell>
          <table:table-cell table:number-columns-repeated="1022"/>
        </table:table-row>
        <table:table-row table:style-name="ro1">
          <table:table-cell table:formula="of:=['Items Appear Rates'.A17]" office:value-type="string" office:string-value="sac" calcext:value-type="string">
            <text:p>sac</text:p>
          </table:table-cell>
          <table:table-cell table:number-columns-repeated="1022"/>
        </table:table-row>
        <table:table-row table:style-name="ro1">
          <table:table-cell table:formula="of:=['Items Appear Rates'.A18]" office:value-type="string" office:string-value="alentours" calcext:value-type="string">
            <text:p>alentours</text:p>
          </table:table-cell>
          <table:table-cell table:number-columns-repeated="1022"/>
        </table:table-row>
        <table:table-row table:style-name="ro1">
          <table:table-cell table:formula="of:=['Items Appear Rates'.A19]" office:value-type="string" office:string-value="porte (o)" calcext:value-type="string">
            <text:p>porte (o)</text:p>
          </table:table-cell>
          <table:table-cell table:number-columns-repeated="1022"/>
        </table:table-row>
        <table:table-row table:style-name="ro1">
          <table:table-cell table:formula="of:=['Items Appear Rates'.A20]" office:value-type="string" office:string-value="porte (f)" calcext:value-type="string">
            <text:p>porte (f)</text:p>
          </table:table-cell>
          <table:table-cell table:number-columns-repeated="1022"/>
        </table:table-row>
        <table:table-row table:style-name="ro1">
          <table:table-cell table:formula="of:=['Items Appear Rates'.A21]" office:value-type="string" office:string-value="porte (o)(n)" calcext:value-type="string">
            <text:p>porte (o)(n)</text:p>
          </table:table-cell>
          <table:table-cell table:number-columns-repeated="1022"/>
        </table:table-row>
        <table:table-row table:style-name="ro1">
          <table:table-cell table:formula="of:=['Items Appear Rates'.A22]" office:value-type="string" office:string-value="porte (o)(w)" calcext:value-type="string">
            <text:p>porte (o)(w)</text:p>
          </table:table-cell>
          <table:table-cell table:number-columns-repeated="1022"/>
        </table:table-row>
        <table:table-row table:style-name="ro1">
          <table:table-cell table:formula="of:=['Items Appear Rates'.A23]" office:value-type="string" office:string-value="porte (o)(s)" calcext:value-type="string">
            <text:p>porte (o)(s)</text:p>
          </table:table-cell>
          <table:table-cell table:number-columns-repeated="1022"/>
        </table:table-row>
        <table:table-row table:style-name="ro1">
          <table:table-cell table:formula="of:=['Items Appear Rates'.A24]" office:value-type="string" office:string-value="porte (o)(e)" calcext:value-type="string">
            <text:p>porte (o)(e)</text:p>
          </table:table-cell>
          <table:table-cell table:number-columns-repeated="1022"/>
        </table:table-row>
        <table:table-row table:style-name="ro1">
          <table:table-cell table:formula="of:=['Items Appear Rates'.A25]" office:value-type="string" office:string-value="porte (f)(n)" calcext:value-type="string">
            <text:p>porte (f)(n)</text:p>
          </table:table-cell>
          <table:table-cell table:number-columns-repeated="1022"/>
        </table:table-row>
        <table:table-row table:style-name="ro1">
          <table:table-cell table:formula="of:=['Items Appear Rates'.A26]" office:value-type="string" office:string-value="porte (f)(w)" calcext:value-type="string">
            <text:p>porte (f)(w)</text:p>
          </table:table-cell>
          <table:table-cell table:number-columns-repeated="1022"/>
        </table:table-row>
        <table:table-row table:style-name="ro1">
          <table:table-cell table:formula="of:=['Items Appear Rates'.A27]" office:value-type="string" office:string-value="porte (f)(s)" calcext:value-type="string">
            <text:p>porte (f)(s)</text:p>
          </table:table-cell>
          <table:table-cell table:number-columns-repeated="1022"/>
        </table:table-row>
        <table:table-row table:style-name="ro1">
          <table:table-cell table:formula="of:=['Items Appear Rates'.A28]" office:value-type="string" office:string-value="porte (f)(e)" calcext:value-type="string">
            <text:p>porte (f)(e)</text:p>
          </table:table-cell>
          <table:table-cell table:number-columns-repeated="1022"/>
        </table:table-row>
        <table:table-row table:style-name="ro1">
          <table:table-cell table:formula="of:=['Items Appear Rates'.A29]" office:value-type="string" office:string-value="champignon" calcext:value-type="string">
            <text:p>champignon</text:p>
          </table:table-cell>
          <table:table-cell table:number-columns-repeated="1022"/>
        </table:table-row>
        <table:table-row table:style-name="ro1">
          <table:table-cell table:formula="of:=['Items Appear Rates'.A30]" office:value-type="string" office:string-value="flaque" calcext:value-type="string">
            <text:p>flaque</text:p>
          </table:table-cell>
          <table:table-cell table:number-columns-repeated="1022"/>
        </table:table-row>
        <table:table-row table:style-name="ro1">
          <table:table-cell table:formula="of:=['Items Appear Rates'.A31]" office:value-type="string" office:string-value="lit" calcext:value-type="string">
            <text:p>lit</text:p>
          </table:table-cell>
          <table:table-cell table:number-columns-repeated="1022"/>
        </table:table-row>
        <table:table-row table:style-name="ro1">
          <table:table-cell table:formula="of:=['Items Appear Rates'.A32]" office:value-type="string" office:string-value="gourde pleine" calcext:value-type="string">
            <text:p>gourde ple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33]" office:value-type="string" office:string-value="gourde vide" calcext:value-type="string">
            <text:p>gourde v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['Items Appear Rates'.A34]" office:value-type="string" office:string-value="évier" calcext:value-type="string">
            <text:p>évier</text:p>
          </table:table-cell>
          <table:table-cell table:number-columns-repeated="1022"/>
        </table:table-row>
        <table:table-row table:style-name="ro1">
          <table:table-cell table:formula="of:=['Items Appear Rates'.A35]" office:value-type="string" office:string-value="douche" calcext:value-type="string">
            <text:p>douche</text:p>
          </table:table-cell>
          <table:table-cell table:number-columns-repeated="1022"/>
        </table:table-row>
        <table:table-row table:style-name="ro1">
          <table:table-cell table:formula="of:=['Items Appear Rates'.A36]" office:value-type="string" office:string-value="cuvette" calcext:value-type="string">
            <text:p>cuvette</text:p>
          </table:table-cell>
          <table:table-cell table:number-columns-repeated="1022"/>
        </table:table-row>
        <table:table-row table:style-name="ro1">
          <table:table-cell table:formula="of:=['Items Appear Rates'.A37]" office:value-type="string" office:string-value="lettre" calcext:value-type="string">
            <text:p>lettr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38]" office:value-type="string" office:string-value="tableau" calcext:value-type="string">
            <text:p>tableau</text:p>
          </table:table-cell>
          <table:table-cell table:number-columns-repeated="1022"/>
        </table:table-row>
        <table:table-row table:style-name="ro1">
          <table:table-cell table:formula="of:=['Items Appear Rates'.A39]" office:value-type="string" office:string-value="arbre" calcext:value-type="string">
            <text:p>arbre</text:p>
          </table:table-cell>
          <table:table-cell table:number-columns-repeated="1022"/>
        </table:table-row>
        <table:table-row table:style-name="ro1">
          <table:table-cell table:formula="of:=['Items Appear Rates'.A40]" office:value-type="string" office:string-value="bûche" calcext:value-type="string">
            <text:p>bûche</text:p>
          </table:table-cell>
          <table:table-cell table:number-columns-repeated="1022"/>
        </table:table-row>
        <table:table-row table:style-name="ro1">
          <table:table-cell table:formula="of:=['Items Appear Rates'.A41]" office:value-type="string" office:string-value="branche" calcext:value-type="string">
            <text:p>branche</text:p>
          </table:table-cell>
          <table:table-cell table:number-columns-repeated="1022"/>
        </table:table-row>
        <table:table-row table:style-name="ro1">
          <table:table-cell table:formula="of:=['Items Appear Rates'.A42]" office:value-type="string" office:string-value="tomate pourrie" calcext:value-type="string">
            <text:p>tomat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43]" office:value-type="string" office:string-value="brocoli pourri" calcext:value-type="string">
            <text:p>brocoli pourr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44]" office:value-type="string" office:string-value="pomme pourrie" calcext:value-type="string">
            <text:p>pomm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formula="of:=['Items Appear Rates'.A45]" office:value-type="string" office:string-value="banane pourrie" calcext:value-type="string">
            <text:p>banane pourri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6]" office:value-type="string" office:string-value="bouteille de lait" calcext:value-type="string">
            <text:p>bouteille de lai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7]" office:value-type="string" office:string-value="bouteille de lait périmé" calcext:value-type="string">
            <text:p>bouteille de lait périmé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48]" office:value-type="string" office:string-value="pain" calcext:value-type="string">
            <text:p>pai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['Items Appear Rates'.A49]" office:value-type="string" office:string-value="pain périmé" calcext:value-type="string">
            <text:p>pain périmé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formula="of:=['Items Appear Rates'.A50]" office:value-type="string" office:string-value="bouteille d’eau" calcext:value-type="string">
            <text:p>bouteille d’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51]" office:value-type="string" office:string-value="carotte" calcext:value-type="string">
            <text:p>carott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52]" office:value-type="string" office:string-value="carotte douteuse" calcext:value-type="string">
            <text:p>carotte douteus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formula="of:=['Items Appear Rates'.A53]" office:value-type="string" office:string-value="conserve de viande" calcext:value-type="string">
            <text:p>conserve de vian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54]" office:value-type="string" office:string-value="conserve de tomate" calcext:value-type="string">
            <text:p>conserve de tom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55]" office:value-type="string" office:string-value="conserve de thon" calcext:value-type="string">
            <text:p>conserve de th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1">
          <table:table-cell table:formula="of:=['Items Appear Rates'.A56]" office:value-type="string" office:string-value="cannette de soda" calcext:value-type="string">
            <text:p>cannette de so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57]" office:value-type="string" office:string-value="couteau" calcext:value-type="string">
            <text:p>coutea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58]" office:value-type="string" office:string-value="serpillière" calcext:value-type="string">
            <text:p>serpilliè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59]" office:value-type="string" office:string-value="pelle" calcext:value-type="string">
            <text:p>pel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['Items Appear Rates'.A60]" office:value-type="string" office:string-value="clé" calcext:value-type="string">
            <text:p>clé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1]" office:value-type="string" office:string-value="roman" calcext:value-type="string">
            <text:p>r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62]" office:value-type="string" office:string-value="recette" calcext:value-type="string">
            <text:p>recet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*8</text:p>
          </table:table-cell>
          <table:table-cell table:number-columns-repeated="4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63]" office:value-type="string" office:string-value="manuel" calcext:value-type="string">
            <text:p>manu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64]" office:value-type="string" office:string-value="journal" calcext:value-type="string">
            <text:p>journ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1">
          <table:table-cell table:formula="of:=['Items Appear Rates'.A65]" office:value-type="string" office:string-value="magazine" calcext:value-type="string">
            <text:p>magazi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1017"/>
        </table:table-row>
        <table:table-row table:style-name="ro1">
          <table:table-cell table:formula="of:=['Items Appear Rates'.A66]" office:value-type="string" office:string-value="dollar" calcext:value-type="string">
            <text:p>dollar</text:p>
          </table:table-cell>
          <table:table-cell/>
          <table:table-cell office:value-type="string" calcext:value-type="string">
            <text:p>10*1</text:p>
          </table:table-cell>
          <table:table-cell table:number-columns-repeated="3"/>
          <table:table-cell office:value-type="string" calcext:value-type="string">
            <text:p>100*4</text:p>
          </table:table-cell>
          <table:table-cell table:number-columns-repeated="1016"/>
        </table:table-row>
        <table:table-row table:style-name="ro1">
          <table:table-cell table:formula="of:=['Items Appear Rates'.A67]" office:value-type="string" office:string-value="lecteur mp3" calcext:value-type="string">
            <text:p>lecteur mp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8]" office:value-type="string" office:string-value="poupée" calcext:value-type="string">
            <text:p>poupé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69]" office:value-type="string" office:string-value="stylo" calcext:value-type="string">
            <text:p>styl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0]" office:value-type="string" office:string-value="cuillère" calcext:value-type="string">
            <text:p>cuillè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1]" office:value-type="string" office:string-value="fourchette" calcext:value-type="string">
            <text:p>fourch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2]" office:value-type="string" office:string-value="assiette" calcext:value-type="string">
            <text:p>ass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3]" office:value-type="string" office:string-value="bol" calcext:value-type="string">
            <text:p>bo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4]" office:value-type="string" office:string-value="verre" calcext:value-type="string">
            <text:p>ver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5]" office:value-type="string" office:string-value="éponge" calcext:value-type="string">
            <text:p>épon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6]" office:value-type="string" office:string-value="parfum" calcext:value-type="string">
            <text:p>parfu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7]" office:value-type="string" office:string-value="canard en plastique" calcext:value-type="string">
            <text:p>canard en plastiq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8]" office:value-type="string" office:string-value="serviette" calcext:value-type="string">
            <text:p>serv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*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79]" office:value-type="string" office:string-value="tube de dentifrice" calcext:value-type="string">
            <text:p>tube de dentifr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0]" office:value-type="string" office:string-value="brosse à dent" calcext:value-type="string">
            <text:p>brosse à d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*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1]" office:value-type="string" office:string-value="téléviseur" calcext:value-type="string">
            <text:p>téléviseur</text:p>
          </table:table-cell>
          <table:table-cell table:number-columns-repeated="1022"/>
        </table:table-row>
        <table:table-row table:style-name="ro1">
          <table:table-cell table:formula="of:=['Items Appear Rates'.A82]" office:value-type="string" office:string-value="table" calcext:value-type="string">
            <text:p>table</text:p>
          </table:table-cell>
          <table:table-cell table:number-columns-repeated="1022"/>
        </table:table-row>
        <table:table-row table:style-name="ro1">
          <table:table-cell table:formula="of:=['Items Appear Rates'.A83]" office:value-type="string" office:string-value="canapé" calcext:value-type="string">
            <text:p>canapé</text:p>
          </table:table-cell>
          <table:table-cell table:number-columns-repeated="1022"/>
        </table:table-row>
        <table:table-row table:style-name="ro1">
          <table:table-cell table:formula="of:=['Items Appear Rates'.A84]" office:value-type="string" office:string-value="horloge" calcext:value-type="string">
            <text:p>horlo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5]" office:value-type="string" office:string-value="fenêtre ouverte" calcext:value-type="string">
            <text:p>fenêtre ouverte</text:p>
          </table:table-cell>
          <table:table-cell table:number-columns-repeated="1022"/>
        </table:table-row>
        <table:table-row table:style-name="ro1">
          <table:table-cell table:formula="of:=['Items Appear Rates'.A86]" office:value-type="string" office:string-value="fenêtre fermée" calcext:value-type="string">
            <text:p>fenêtre fermée</text:p>
          </table:table-cell>
          <table:table-cell table:number-columns-repeated="1022"/>
        </table:table-row>
        <table:table-row table:style-name="ro1">
          <table:table-cell table:formula="of:=['Items Appear Rates'.A87]" office:value-type="string" office:string-value="téléphone" calcext:value-type="string">
            <text:p>téléphon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8]" office:value-type="string" office:string-value="ordinateur" calcext:value-type="string">
            <text:p>ordinateu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89]" office:value-type="string" office:string-value="radio" calcext:value-type="string">
            <text:p>rad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90]" office:value-type="string" office:string-value="appareil photo" calcext:value-type="string">
            <text:p>appareil phot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91]" office:value-type="string" office:string-value="voiture" calcext:value-type="string">
            <text:p>voiture</text:p>
          </table:table-cell>
          <table:table-cell table:number-columns-repeated="1022"/>
        </table:table-row>
        <table:table-row table:style-name="ro1">
          <table:table-cell table:formula="of:=['Items Appear Rates'.A92]" office:value-type="string" office:string-value="bâteau" calcext:value-type="string">
            <text:p>bâteau</text:p>
          </table:table-cell>
          <table:table-cell table:number-columns-repeated="1022"/>
        </table:table-row>
        <table:table-row table:style-name="ro1">
          <table:table-cell table:formula="of:=['Items Appear Rates'.A93]" office:value-type="string" office:string-value="pantalon" calcext:value-type="string">
            <text:p>pantal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4]" office:value-type="string" office:string-value="t-shirt" calcext:value-type="string">
            <text:p>t-shi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5]" office:value-type="string" office:string-value="veste" calcext:value-type="string">
            <text:p>ves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6]" office:value-type="string" office:string-value="manteau" calcext:value-type="string">
            <text:p>mantea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7]" office:value-type="string" office:string-value="paire de chaussures" calcext:value-type="string">
            <text:p>paire de chaussu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5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8]" office:value-type="string" office:string-value="lunettes" calcext:value-type="string">
            <text:p>lunett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1">
          <table:table-cell table:formula="of:=['Items Appear Rates'.A99]" office:value-type="string" office:string-value="montre" calcext:value-type="string">
            <text:p>mon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100]" office:value-type="string" office:string-value="casque moto" calcext:value-type="string">
            <text:p>casque mot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formula="of:=['Items Appear Rates'.A101]" office:value-type="string" office:string-value="machine à laver" calcext:value-type="string">
            <text:p>machine à laver</text:p>
          </table:table-cell>
          <table:table-cell table:number-columns-repeated="1022"/>
        </table:table-row>
        <table:table-row table:style-name="ro1">
          <table:table-cell table:formula="of:=['Items Appear Rates'.A102]" office:value-type="string" office:string-value="bougie" calcext:value-type="string">
            <text:p>bougie</text:p>
          </table:table-cell>
          <table:table-cell table:number-columns-repeated="1022"/>
        </table:table-row>
        <table:table-row table:style-name="ro1">
          <table:table-cell table:formula="of:=['Items Appear Rates'.A103]" office:value-type="string" office:string-value="lampe torche" calcext:value-type="string">
            <text:p>lampe torche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formula="of:=['Items Appear Rates'.A104]" office:value-type="string" office:string-value="rouleau de scotch" calcext:value-type="string">
            <text:p>rouleau de scotc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'Items Appear Rates'.A105]" office:value-type="string" office:string-value="vise" calcext:value-type="string">
            <text:p>vise</text:p>
          </table:table-cell>
          <table:table-cell table:number-columns-repeated="6"/>
          <table:table-cell office:value-type="string" calcext:value-type="string">
            <text:p>5*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'Items Appear Rates'.A106]" office:value-type="string" office:string-value="papier" calcext:value-type="string">
            <text:p>papie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formula="of:=['Items Appear Rates'.A107]" office:value-type="string" office:string-value="baie" calcext:value-type="string">
            <text:p>baie</text:p>
          </table:table-cell>
          <table:table-cell table:number-columns-repeated="1022"/>
        </table:table-row>
        <table:table-row table:style-name="ro1">
          <table:table-cell table:formula="of:=['Items Appear Rates'.A108]" office:value-type="string" office:string-value="lavabo" calcext:value-type="string">
            <text:p>lavabo</text:p>
          </table:table-cell>
          <table:table-cell table:number-columns-repeated="1022"/>
        </table:table-row>
        <table:table-row table:style-name="ro1">
          <table:table-cell table:formula="of:=['Items Appear Rates'.A109]" office:value-type="string" office:string-value="boussole" calcext:value-type="string">
            <text:p>bousso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formula="of:=['Items Appear Rates'.A110]" office:value-type="string" office:string-value="planche" calcext:value-type="string">
            <text:p>planche</text:p>
          </table:table-cell>
          <table:table-cell table:number-columns-repeated="1022"/>
        </table:table-row>
        <table:table-row table:style-name="ro1">
          <table:table-cell table:formula="of:=['Items Appear Rates'.A111]" office:value-type="string" office:string-value="morceau de tissu" calcext:value-type="string">
            <text:p>morceau de tissu</text:p>
          </table:table-cell>
          <table:table-cell table:number-columns-repeated="1022"/>
        </table:table-row>
      </table:table>
      <table:table table:name="Formulas" table:style-name="ta1">
        <office:forms form:automatic-focus="false" form:apply-design-mode="false"/>
        <table:table-column table:style-name="co11" table:number-columns-repeated="3" table:default-cell-style-name="ce32"/>
        <table:table-row table:style-name="ro1">
          <table:table-cell table:style-name="ce35" office:value-type="string" calcext:value-type="string">
            <text:p>Introductions</text:p>
          </table:table-cell>
          <table:table-cell table:style-name="ce35"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cations" table:style-name="ta1">
        <office:forms form:automatic-focus="false" form:apply-design-mode="false"/>
        <table:table-column table:style-name="co11" table:default-cell-style-name="ce12"/>
        <table:table-column table:style-name="co17" table:default-cell-style-name="ce32"/>
        <table:table-column table:style-name="co11" table:number-columns-repeated="4" table:default-cell-style-name="ce32"/>
        <table:table-column table:style-name="co11" table:default-cell-style-name="Default"/>
        <table:table-row table:style-name="ro1">
          <table:table-cell table:style-name="Default"/>
          <table:table-cell table:style-name="ce21" office:value-type="string" calcext:value-type="string">
            <text:p>Appelation</text:p>
          </table:table-cell>
          <table:table-cell table:style-name="ce21" office:value-type="string" calcext:value-type="string">
            <text:p>Genre</text:p>
          </table:table-cell>
          <table:table-cell table:style-name="ce21" office:value-type="string" calcext:value-type="string">
            <text:p>Loc</text:p>
          </table:table-cell>
          <table:table-cell table:style-name="ce21" office:value-type="string" calcext:value-type="string">
            <text:p>Adj Group</text:p>
          </table:table-cell>
          <table:table-cell table:style-name="ce21" office:value-type="string" calcext:value-type="string">
            <text:p>Continuation</text:p>
          </table:table-cell>
          <table:table-cell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Clair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Col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Wood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TownRoad</text:p>
          </table:table-cell>
          <table:table-cell office:value-type="string" calcext:value-type="string">
            <text:p>Route de vil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CoastalRoad</text:p>
          </table:table-cell>
          <table:table-cell office:value-type="string" calcext:value-type="string">
            <text:p>Route Côtie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 table:style-name="ce34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ForestCabin</text:p>
          </table:table-cell>
          <table:table-cell office:value-type="string" calcext:value-type="string">
            <text:p>Caba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ountryHouse</text:p>
          </table:table-cell>
          <table:table-cell office:value-type="string" calcext:value-type="string">
            <text:p>Maison de camp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Hallway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Stairs</text:p>
          </table:table-cell>
          <table:table-cell office:value-type="string" calcext:value-type="string">
            <text:p>Esca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1">
          <table:table-cell office:value-type="string" calcext:value-type="string">
            <text:p>LivingRoom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DiningRoom</text:p>
          </table:table-cell>
          <table:table-cell office:value-type="string" calcext:value-type="string">
            <text:p>Salle à mang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hildBedroom</text:p>
          </table:table-cell>
          <table:table-cell office:value-type="string" calcext:value-type="string">
            <text:p>Chambre pour enfan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Chambre à couch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Salle de bai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Toilet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Attic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Basement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Cel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</table:table>
      <table:table table:name="Locations_ItemPositions" table:style-name="ta1">
        <office:forms form:automatic-focus="false" form:apply-design-mode="false"/>
        <table:table-column table:style-name="co11" table:default-cell-style-name="ce12"/>
        <table:table-column table:style-name="co18" table:number-columns-repeated="6" table:default-cell-style-name="ce32"/>
        <table:table-column table:style-name="co11" table:number-columns-repeated="7" table:default-cell-style-name="ce32"/>
        <table:table-row table:style-name="ro6">
          <table:table-cell table:style-name="Default"/>
          <table:table-cell table:style-name="ce22" office:value-type="string" calcext:value-type="string">
            <text:p>Dans l’herbe</text:p>
          </table:table-cell>
          <table:table-cell table:style-name="ce22" office:value-type="string" calcext:value-type="string">
            <text:p>Au pied d’un arbre</text:p>
          </table:table-cell>
          <table:table-cell table:style-name="ce22" office:value-type="string" calcext:value-type="string">
            <text:p>près d’un buisson</text:p>
          </table:table-cell>
          <table:table-cell table:style-name="ce22" office:value-type="string" calcext:value-type="string">
            <text:p>en plein milieu du chemin</text:p>
          </table:table-cell>
          <table:table-cell table:style-name="ce22" office:value-type="string" calcext:value-type="string">
            <text:p>Au bord du chemin</text:p>
          </table:table-cell>
          <table:table-cell table:style-name="ce22" office:value-type="string" calcext:value-type="string">
            <text:p>Près du mur</text:p>
          </table:table-cell>
          <table:table-cell table:style-name="ce22" office:value-type="string" calcext:value-type="string">
            <text:p>Sur une marche</text:p>
          </table:table-cell>
          <table:table-cell table:style-name="ce22" office:value-type="string" calcext:value-type="string">
            <text:p>sur le comptoir</text:p>
          </table:table-cell>
          <table:table-cell table:style-name="ce22" office:value-type="string" calcext:value-type="string">
            <text:p>près de l’entrée</text:p>
          </table:table-cell>
          <table:table-cell table:style-name="ce22" office:value-type="string" calcext:value-type="string">
            <text:p>sur la cuvette</text:p>
          </table:table-cell>
          <table:table-cell table:style-name="ce22" office:value-type="string" calcext:value-type="string">
            <text:p>dans la douche</text:p>
          </table:table-cell>
          <table:table-cell table:style-name="ce22" office:value-type="string" calcext:value-type="string">
            <text:p>dans l’évier</text:p>
          </table:table-cell>
          <table:table-cell table:style-name="ce22" office:value-type="string" calcext:value-type="string">
            <text:p>sur le lit</text:p>
          </table:table-cell>
        </table:table-row>
        <table:table-row table:style-name="ro1">
          <table:table-cell table:formula="of:=[Locations.A2]" office:value-type="string" office:string-value="Plain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Locations.A3]" office:value-type="string" office:string-value="Field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Locations.A4]" office:value-type="string" office:string-value="Clearing" calcext:value-type="string">
            <text:p>Clearing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Locations.A5]" office:value-type="string" office:string-value="Hill" calcext:value-type="string">
            <text:p>Hill</text:p>
          </table:table-cell>
          <table:table-cell table:number-columns-repeated="13"/>
        </table:table-row>
        <table:table-row table:style-name="ro1">
          <table:table-cell table:formula="of:=[Locations.A6]" office:value-type="string" office:string-value="Mountain" calcext:value-type="string">
            <text:p>Mountain</text:p>
          </table:table-cell>
          <table:table-cell table:number-columns-repeated="13"/>
        </table:table-row>
        <table:table-row table:style-name="ro1">
          <table:table-cell table:formula="of:=[Locations.A7]" office:value-type="string" office:string-value="Forest" calcext:value-type="string">
            <text:p>Fo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Locations.A8]" office:value-type="string" office:string-value="Woods" calcext:value-type="string">
            <text:p>Woo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Locations.A9]" office:value-type="string" office:string-value="Sea" calcext:value-type="string">
            <text:p>Sea</text:p>
          </table:table-cell>
          <table:table-cell table:number-columns-repeated="13"/>
        </table:table-row>
        <table:table-row table:style-name="ro1">
          <table:table-cell table:formula="of:=[Locations.A10]" office:value-type="string" office:string-value="Lake" calcext:value-type="string">
            <text:p>Lake</text:p>
          </table:table-cell>
          <table:table-cell table:number-columns-repeated="13"/>
        </table:table-row>
        <table:table-row table:style-name="ro1">
          <table:table-cell table:formula="of:=[Locations.A11]" office:value-type="string" office:string-value="River" calcext:value-type="string">
            <text:p>River</text:p>
          </table:table-cell>
          <table:table-cell table:number-columns-repeated="13"/>
        </table:table-row>
        <table:table-row table:style-name="ro1">
          <table:table-cell table:formula="of:=[Locations.A12]" office:value-type="string" office:string-value="Beach" calcext:value-type="string">
            <text:p>Beach</text:p>
          </table:table-cell>
          <table:table-cell table:number-columns-repeated="13"/>
        </table:table-row>
        <table:table-row table:style-name="ro1">
          <table:table-cell table:formula="of:=[Locations.A13]" office:value-type="string" office:string-value="Road" calcext:value-type="string">
            <text:p>Road</text:p>
          </table:table-cell>
          <table:table-cell table:number-columns-repeated="13"/>
        </table:table-row>
        <table:table-row table:style-name="ro1">
          <table:table-cell table:formula="of:=[Locations.A14]" office:value-type="string" office:string-value="TownRoad" calcext:value-type="string">
            <text:p>TownRoad</text:p>
          </table:table-cell>
          <table:table-cell table:number-columns-repeated="13"/>
        </table:table-row>
        <table:table-row table:style-name="ro1">
          <table:table-cell table:formula="of:=[Locations.A15]" office:value-type="string" office:string-value="CoastalRoad" calcext:value-type="string">
            <text:p>CoastalRoad</text:p>
          </table:table-cell>
          <table:table-cell table:number-columns-repeated="13"/>
        </table:table-row>
        <table:table-row table:style-name="ro1">
          <table:table-cell table:formula="of:=[Locations.A16]" office:value-type="string" office:string-value="Path" calcext:value-type="string">
            <text:p>Path</text:p>
          </table:table-cell>
          <table:table-cell table:number-columns-repeated="13"/>
        </table:table-row>
        <table:table-row table:style-name="ro1">
          <table:table-cell table:formula="of:=[Locations.A17]" office:value-type="string" office:string-value="Bridge" calcext:value-type="string">
            <text:p>Bridge</text:p>
          </table:table-cell>
          <table:table-cell table:number-columns-repeated="13"/>
        </table:table-row>
        <table:table-row table:style-name="ro1">
          <table:table-cell table:formula="of:=[Locations.A18]" office:value-type="string" office:string-value="Building" calcext:value-type="string">
            <text:p>Building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19]" office:value-type="string" office:string-value="Farm" calcext:value-type="string">
            <text:p>Far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0]" office:value-type="string" office:string-value="ForestCabin" calcext:value-type="string">
            <text:p>ForestCabi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1]" office:value-type="string" office:string-value="CountryHouse" calcext:value-type="string">
            <text:p>CountryHou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2]" office:value-type="string" office:string-value="Hallway" calcext:value-type="string">
            <text:p>Hallw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Locations.A23]" office:value-type="string" office:string-value="Stairs" calcext:value-type="string">
            <text:p>Stair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Locations.A24]" office:value-type="string" office:string-value="LivingRoom" calcext:value-type="string">
            <text:p>Liv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5]" office:value-type="string" office:string-value="Kitchen" calcext:value-type="string">
            <text:p>Kitch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6]" office:value-type="string" office:string-value="DiningRoom" calcext:value-type="string">
            <text:p>Din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27]" office:value-type="string" office:string-value="ChildBedroom" calcext:value-type="string">
            <text:p>Child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Locations.A28]" office:value-type="string" office:string-value="Bedroom" calcext:value-type="string">
            <text:p>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Locations.A29]" office:value-type="string" office:string-value="Bathroom" calcext:value-type="string">
            <text:p>Bath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Locations.A30]" office:value-type="string" office:string-value="Toilet" calcext:value-type="string">
            <text:p>Toil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Locations.A31]" office:value-type="string" office:string-value="Attic" calcext:value-type="string">
            <text:p>At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32]" office:value-type="string" office:string-value="Basement" calcext:value-type="string">
            <text:p>Basemen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33]" office:value-type="string" office:string-value="Cellar" calcext:value-type="string">
            <text:p>Cella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Locations.A34]" office:value-type="string" office:string-value="Office" calcext:value-type="string">
            <text:p>Offi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tems_ItemPositions" table:style-name="ta1">
        <office:forms form:automatic-focus="false" form:apply-design-mode="false"/>
        <table:table-column table:style-name="co19" table:default-cell-style-name="ce12"/>
        <table:table-column table:style-name="co11" table:number-columns-repeated="10" table:default-cell-style-name="ce32"/>
        <table:table-row table:style-name="ro7">
          <table:table-cell table:style-name="Default"/>
          <table:table-cell table:style-name="ce22" office:value-type="string" calcext:value-type="string">
            <text:p>Au fond de la pièce</text:p>
          </table:table-cell>
          <table:table-cell table:style-name="ce22" office:value-type="string" calcext:value-type="string">
            <text:p>Autour de vous</text:p>
          </table:table-cell>
          <table:table-cell table:style-name="ce22" office:value-type="string" calcext:value-type="string">
            <text:p>Au milieu de la pièce</text:p>
          </table:table-cell>
          <table:table-cell table:style-name="ce22" office:value-type="string" calcext:value-type="string">
            <text:p>Sur un bureau</text:p>
          </table:table-cell>
          <table:table-cell table:style-name="ce22" office:value-type="string" calcext:value-type="string">
            <text:p>Sur le mur</text:p>
          </table:table-cell>
          <table:table-cell table:style-name="ce22" office:value-type="string" calcext:value-type="string">
            <text:p>Près du mur</text:p>
          </table:table-cell>
          <table:table-cell table:style-name="ce22" office:value-type="string" calcext:value-type="string">
            <text:p>En haut d’un escalier</text:p>
          </table:table-cell>
          <table:table-cell table:style-name="ce22" office:value-type="string" calcext:value-type="string">
            <text:p>Sous le porche</text:p>
          </table:table-cell>
          <table:table-cell table:style-name="ce22" office:value-type="string" calcext:value-type="string">
            <text:p>Dans un renfoncement</text:p>
          </table:table-cell>
          <table:table-cell table:style-name="ce22" office:value-type="string" calcext:value-type="string">
            <text:p>relative</text:p>
          </table:table-cell>
        </table:table-row>
        <table:table-row table:style-name="ro1">
          <table:table-cell table:formula="of:=['Items &amp; Verbs'.A4]" office:value-type="string" office:string-value="verbe seul" calcext:value-type="string">
            <text:p>verbe seul</text:p>
          </table:table-cell>
          <table:table-cell table:number-columns-repeated="10"/>
        </table:table-row>
        <table:table-row table:style-name="ro1">
          <table:table-cell table:formula="of:=['Items &amp; Verbs'.A5]" office:value-type="string" office:string-value="nord" calcext:value-type="string">
            <text:p>nord</text:p>
          </table:table-cell>
          <table:table-cell table:number-columns-repeated="10"/>
        </table:table-row>
        <table:table-row table:style-name="ro1">
          <table:table-cell table:formula="of:=['Items &amp; Verbs'.A6]" office:value-type="string" office:string-value="nord-est" calcext:value-type="string">
            <text:p>nord-est</text:p>
          </table:table-cell>
          <table:table-cell table:number-columns-repeated="10"/>
        </table:table-row>
        <table:table-row table:style-name="ro1">
          <table:table-cell table:formula="of:=['Items &amp; Verbs'.A7]" office:value-type="string" office:string-value="est" calcext:value-type="string">
            <text:p>est</text:p>
          </table:table-cell>
          <table:table-cell table:number-columns-repeated="10"/>
        </table:table-row>
        <table:table-row table:style-name="ro1">
          <table:table-cell table:formula="of:=['Items &amp; Verbs'.A8]" office:value-type="string" office:string-value="sud-est" calcext:value-type="string">
            <text:p>sud-est</text:p>
          </table:table-cell>
          <table:table-cell table:number-columns-repeated="10"/>
        </table:table-row>
        <table:table-row table:style-name="ro1">
          <table:table-cell table:formula="of:=['Items &amp; Verbs'.A9]" office:value-type="string" office:string-value="sud" calcext:value-type="string">
            <text:p>sud</text:p>
          </table:table-cell>
          <table:table-cell table:number-columns-repeated="10"/>
        </table:table-row>
        <table:table-row table:style-name="ro1">
          <table:table-cell table:formula="of:=['Items &amp; Verbs'.A10]" office:value-type="string" office:string-value="sud-ouest" calcext:value-type="string">
            <text:p>sud-ouest</text:p>
          </table:table-cell>
          <table:table-cell table:number-columns-repeated="10"/>
        </table:table-row>
        <table:table-row table:style-name="ro1">
          <table:table-cell table:formula="of:=['Items &amp; Verbs'.A11]" office:value-type="string" office:string-value="ouest" calcext:value-type="string">
            <text:p>ouest</text:p>
          </table:table-cell>
          <table:table-cell table:number-columns-repeated="10"/>
        </table:table-row>
        <table:table-row table:style-name="ro1">
          <table:table-cell table:formula="of:=['Items &amp; Verbs'.A12]" office:value-type="string" office:string-value="nord-ouest" calcext:value-type="string">
            <text:p>nord-ouest</text:p>
          </table:table-cell>
          <table:table-cell table:number-columns-repeated="10"/>
        </table:table-row>
        <table:table-row table:style-name="ro1">
          <table:table-cell table:formula="of:=['Items &amp; Verbs'.A13]" office:value-type="string" office:string-value="devant" calcext:value-type="string">
            <text:p>devant</text:p>
          </table:table-cell>
          <table:table-cell table:number-columns-repeated="10"/>
        </table:table-row>
        <table:table-row table:style-name="ro1">
          <table:table-cell table:formula="of:=['Items &amp; Verbs'.A14]" office:value-type="string" office:string-value="droite" calcext:value-type="string">
            <text:p>droite</text:p>
          </table:table-cell>
          <table:table-cell table:number-columns-repeated="10"/>
        </table:table-row>
        <table:table-row table:style-name="ro1">
          <table:table-cell table:formula="of:=['Items &amp; Verbs'.A15]" office:value-type="string" office:string-value="arrière" calcext:value-type="string">
            <text:p>arrière</text:p>
          </table:table-cell>
          <table:table-cell table:number-columns-repeated="10"/>
        </table:table-row>
        <table:table-row table:style-name="ro1">
          <table:table-cell table:formula="of:=['Items &amp; Verbs'.A16]" office:value-type="string" office:string-value="derrière" calcext:value-type="string">
            <text:p>derrière</text:p>
          </table:table-cell>
          <table:table-cell table:number-columns-repeated="10"/>
        </table:table-row>
        <table:table-row table:style-name="ro1">
          <table:table-cell table:formula="of:=['Items &amp; Verbs'.A17]" office:value-type="string" office:string-value="gauche" calcext:value-type="string">
            <text:p>gauche</text:p>
          </table:table-cell>
          <table:table-cell table:number-columns-repeated="10"/>
        </table:table-row>
        <table:table-row table:style-name="ro1">
          <table:table-cell table:formula="of:=['Items &amp; Verbs'.A18]" office:value-type="string" office:string-value="inventaire" calcext:value-type="string">
            <text:p>inventaire</text:p>
          </table:table-cell>
          <table:table-cell table:number-columns-repeated="10"/>
        </table:table-row>
        <table:table-row table:style-name="ro1">
          <table:table-cell table:formula="of:=['Items &amp; Verbs'.A19]" office:value-type="string" office:string-value="sac" calcext:value-type="string">
            <text:p>sac</text:p>
          </table:table-cell>
          <table:table-cell table:number-columns-repeated="10"/>
        </table:table-row>
        <table:table-row table:style-name="ro1">
          <table:table-cell table:formula="of:=['Items &amp; Verbs'.A20]" office:value-type="string" office:string-value="alentours" calcext:value-type="string">
            <text:p>alentours</text:p>
          </table:table-cell>
          <table:table-cell table:number-columns-repeated="10"/>
        </table:table-row>
        <table:table-row table:style-name="ro1">
          <table:table-cell table:formula="of:=['Items &amp; Verbs'.A21]" office:value-type="string" office:string-value="porte (o)" calcext:value-type="string">
            <text:p>porte (o)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Items &amp; Verbs'.A22]" office:value-type="string" office:string-value="porte (f)" calcext:value-type="string">
            <text:p>porte (f)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Items &amp; Verbs'.A23]" office:value-type="string" office:string-value="porte (o)(n)" calcext:value-type="string">
            <text:p>porte (o)(n)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Items &amp; Verbs'.A24]" office:value-type="string" office:string-value="porte (o)(w)" calcext:value-type="string">
            <text:p>porte (o)(w)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Items &amp; Verbs'.A25]" office:value-type="string" office:string-value="porte (o)(s)" calcext:value-type="string">
            <text:p>porte (o)(s)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Items &amp; Verbs'.A26]" office:value-type="string" office:string-value="porte (o)(e)" calcext:value-type="string">
            <text:p>porte (o)(e)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Items &amp; Verbs'.A27]" office:value-type="string" office:string-value="porte (f)(n)" calcext:value-type="string">
            <text:p>porte (f)(n)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Items &amp; Verbs'.A28]" office:value-type="string" office:string-value="porte (f)(w)" calcext:value-type="string">
            <text:p>porte (f)(w)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Items &amp; Verbs'.A29]" office:value-type="string" office:string-value="porte (f)(s)" calcext:value-type="string">
            <text:p>porte (f)(s)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Items &amp; Verbs'.A30]" office:value-type="string" office:string-value="porte (f)(e)" calcext:value-type="string">
            <text:p>porte (f)(e)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'Items &amp; Verbs'.A31]" office:value-type="string" office:string-value="champignon" calcext:value-type="string">
            <text:p>champignon</text:p>
          </table:table-cell>
          <table:table-cell table:number-columns-repeated="10"/>
        </table:table-row>
        <table:table-row table:style-name="ro1">
          <table:table-cell table:formula="of:=['Items &amp; Verbs'.A32]" office:value-type="string" office:string-value="flaque" calcext:value-type="string">
            <text:p>flaque</text:p>
          </table:table-cell>
          <table:table-cell table:number-columns-repeated="10"/>
        </table:table-row>
        <table:table-row table:style-name="ro1">
          <table:table-cell table:formula="of:=['Items &amp; Verbs'.A33]" office:value-type="string" office:string-value="lit" calcext:value-type="string">
            <text:p>lit</text:p>
          </table:table-cell>
          <table:table-cell table:number-columns-repeated="10"/>
        </table:table-row>
        <table:table-row table:style-name="ro1">
          <table:table-cell table:formula="of:=['Items &amp; Verbs'.A34]" office:value-type="string" office:string-value="gourde pleine" calcext:value-type="string">
            <text:p>gourde pleine</text:p>
          </table:table-cell>
          <table:table-cell table:number-columns-repeated="10"/>
        </table:table-row>
        <table:table-row table:style-name="ro1">
          <table:table-cell table:formula="of:=['Items &amp; Verbs'.A35]" office:value-type="string" office:string-value="gourde vide" calcext:value-type="string">
            <text:p>gourde vide</text:p>
          </table:table-cell>
          <table:table-cell table:number-columns-repeated="10"/>
        </table:table-row>
        <table:table-row table:style-name="ro1">
          <table:table-cell table:formula="of:=['Items &amp; Verbs'.A36]" office:value-type="string" office:string-value="évier" calcext:value-type="string">
            <text:p>évi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'Items &amp; Verbs'.A37]" office:value-type="string" office:string-value="douche" calcext:value-type="string">
            <text:p>douch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'Items &amp; Verbs'.A38]" office:value-type="string" office:string-value="cuvette" calcext:value-type="string">
            <text:p>cuvette</text:p>
          </table:table-cell>
          <table:table-cell table:number-columns-repeated="10"/>
        </table:table-row>
        <table:table-row table:style-name="ro1">
          <table:table-cell table:formula="of:=['Items &amp; Verbs'.A39]" office:value-type="string" office:string-value="lettre" calcext:value-type="string">
            <text:p>lettre</text:p>
          </table:table-cell>
          <table:table-cell table:number-columns-repeated="10"/>
        </table:table-row>
        <table:table-row table:style-name="ro1">
          <table:table-cell table:formula="of:=['Items &amp; Verbs'.A40]" office:value-type="string" office:string-value="tableau" calcext:value-type="string">
            <text:p>tableau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'Items &amp; Verbs'.A41]" office:value-type="string" office:string-value="arbre" calcext:value-type="string">
            <text:p>arb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'Items &amp; Verbs'.A42]" office:value-type="string" office:string-value="bûche" calcext:value-type="string">
            <text:p>bûche</text:p>
          </table:table-cell>
          <table:table-cell table:number-columns-repeated="10"/>
        </table:table-row>
        <table:table-row table:style-name="ro1">
          <table:table-cell table:formula="of:=['Items &amp; Verbs'.A43]" office:value-type="string" office:string-value="branche" calcext:value-type="string">
            <text:p>branche</text:p>
          </table:table-cell>
          <table:table-cell table:number-columns-repeated="10"/>
        </table:table-row>
        <table:table-row table:style-name="ro1">
          <table:table-cell table:formula="of:=['Items &amp; Verbs'.A44]" office:value-type="string" office:string-value="tomate pourrie" calcext:value-type="string">
            <text:p>tomate pourrie</text:p>
          </table:table-cell>
          <table:table-cell table:number-columns-repeated="10"/>
        </table:table-row>
        <table:table-row table:style-name="ro1">
          <table:table-cell table:formula="of:=['Items &amp; Verbs'.A45]" office:value-type="string" office:string-value="brocoli pourri" calcext:value-type="string">
            <text:p>brocoli pourri</text:p>
          </table:table-cell>
          <table:table-cell table:number-columns-repeated="10"/>
        </table:table-row>
        <table:table-row table:style-name="ro1">
          <table:table-cell table:formula="of:=['Items &amp; Verbs'.A46]" office:value-type="string" office:string-value="pomme pourrie" calcext:value-type="string">
            <text:p>pomme pourrie</text:p>
          </table:table-cell>
          <table:table-cell table:number-columns-repeated="10"/>
        </table:table-row>
        <table:table-row table:style-name="ro1">
          <table:table-cell table:formula="of:=['Items &amp; Verbs'.A47]" office:value-type="string" office:string-value="banane pourrie" calcext:value-type="string">
            <text:p>banane pourrie</text:p>
          </table:table-cell>
          <table:table-cell table:number-columns-repeated="10"/>
        </table:table-row>
        <table:table-row table:style-name="ro1">
          <table:table-cell table:formula="of:=['Items &amp; Verbs'.A48]" office:value-type="string" office:string-value="bouteille de lait" calcext:value-type="string">
            <text:p>bouteille de lait</text:p>
          </table:table-cell>
          <table:table-cell table:number-columns-repeated="10"/>
        </table:table-row>
        <table:table-row table:style-name="ro1">
          <table:table-cell table:formula="of:=['Items &amp; Verbs'.A49]" office:value-type="string" office:string-value="bouteille de lait périmé" calcext:value-type="string">
            <text:p>bouteille de lait périmé</text:p>
          </table:table-cell>
          <table:table-cell table:number-columns-repeated="10"/>
        </table:table-row>
        <table:table-row table:style-name="ro1">
          <table:table-cell table:formula="of:=['Items &amp; Verbs'.A50]" office:value-type="string" office:string-value="pain" calcext:value-type="string">
            <text:p>pain</text:p>
          </table:table-cell>
          <table:table-cell table:number-columns-repeated="10"/>
        </table:table-row>
        <table:table-row table:style-name="ro1">
          <table:table-cell table:formula="of:=['Items &amp; Verbs'.A51]" office:value-type="string" office:string-value="pain périmé" calcext:value-type="string">
            <text:p>pain périmé</text:p>
          </table:table-cell>
          <table:table-cell table:number-columns-repeated="10"/>
        </table:table-row>
        <table:table-row table:style-name="ro1">
          <table:table-cell table:formula="of:=['Items &amp; Verbs'.A52]" office:value-type="string" office:string-value="bouteille d’eau" calcext:value-type="string">
            <text:p>bouteille d’eau</text:p>
          </table:table-cell>
          <table:table-cell table:number-columns-repeated="10"/>
        </table:table-row>
        <table:table-row table:style-name="ro1">
          <table:table-cell table:formula="of:=['Items &amp; Verbs'.A53]" office:value-type="string" office:string-value="carotte" calcext:value-type="string">
            <text:p>carotte</text:p>
          </table:table-cell>
          <table:table-cell table:number-columns-repeated="10"/>
        </table:table-row>
        <table:table-row table:style-name="ro1">
          <table:table-cell table:formula="of:=['Items &amp; Verbs'.A54]" office:value-type="string" office:string-value="carotte douteuse" calcext:value-type="string">
            <text:p>carotte douteuse</text:p>
          </table:table-cell>
          <table:table-cell table:number-columns-repeated="10"/>
        </table:table-row>
        <table:table-row table:style-name="ro1">
          <table:table-cell table:formula="of:=['Items &amp; Verbs'.A55]" office:value-type="string" office:string-value="conserve de viande" calcext:value-type="string">
            <text:p>conserve de viande</text:p>
          </table:table-cell>
          <table:table-cell table:number-columns-repeated="10"/>
        </table:table-row>
        <table:table-row table:style-name="ro1">
          <table:table-cell table:formula="of:=['Items &amp; Verbs'.A56]" office:value-type="string" office:string-value="conserve de tomate" calcext:value-type="string">
            <text:p>conserve de tomate</text:p>
          </table:table-cell>
          <table:table-cell table:number-columns-repeated="10"/>
        </table:table-row>
        <table:table-row table:style-name="ro1">
          <table:table-cell table:formula="of:=['Items &amp; Verbs'.A57]" office:value-type="string" office:string-value="conserve de thon" calcext:value-type="string">
            <text:p>conserve de thon</text:p>
          </table:table-cell>
          <table:table-cell table:number-columns-repeated="10"/>
        </table:table-row>
        <table:table-row table:style-name="ro1">
          <table:table-cell table:formula="of:=['Items &amp; Verbs'.A58]" office:value-type="string" office:string-value="cannette de soda" calcext:value-type="string">
            <text:p>cannette de soda</text:p>
          </table:table-cell>
          <table:table-cell table:number-columns-repeated="10"/>
        </table:table-row>
        <table:table-row table:style-name="ro1">
          <table:table-cell table:formula="of:=['Items &amp; Verbs'.A59]" office:value-type="string" office:string-value="couteau" calcext:value-type="string">
            <text:p>couteau</text:p>
          </table:table-cell>
          <table:table-cell table:number-columns-repeated="10"/>
        </table:table-row>
        <table:table-row table:style-name="ro1">
          <table:table-cell table:formula="of:=['Items &amp; Verbs'.A60]" office:value-type="string" office:string-value="serpillière" calcext:value-type="string">
            <text:p>serpillière</text:p>
          </table:table-cell>
          <table:table-cell table:number-columns-repeated="10"/>
        </table:table-row>
        <table:table-row table:style-name="ro1">
          <table:table-cell table:formula="of:=['Items &amp; Verbs'.A61]" office:value-type="string" office:string-value="pelle" calcext:value-type="string">
            <text:p>pelle</text:p>
          </table:table-cell>
          <table:table-cell table:number-columns-repeated="10"/>
        </table:table-row>
        <table:table-row table:style-name="ro1">
          <table:table-cell table:formula="of:=['Items &amp; Verbs'.A62]" office:value-type="string" office:string-value="clé" calcext:value-type="string">
            <text:p>clé</text:p>
          </table:table-cell>
          <table:table-cell table:number-columns-repeated="10"/>
        </table:table-row>
        <table:table-row table:style-name="ro1">
          <table:table-cell table:formula="of:=['Items &amp; Verbs'.A63]" office:value-type="string" office:string-value="roman" calcext:value-type="string">
            <text:p>roman</text:p>
          </table:table-cell>
          <table:table-cell table:number-columns-repeated="10"/>
        </table:table-row>
        <table:table-row table:style-name="ro1">
          <table:table-cell table:formula="of:=['Items &amp; Verbs'.A64]" office:value-type="string" office:string-value="recette" calcext:value-type="string">
            <text:p>recette</text:p>
          </table:table-cell>
          <table:table-cell table:number-columns-repeated="10"/>
        </table:table-row>
        <table:table-row table:style-name="ro1">
          <table:table-cell table:formula="of:=['Items &amp; Verbs'.A65]" office:value-type="string" office:string-value="manuel" calcext:value-type="string">
            <text:p>manuel</text:p>
          </table:table-cell>
          <table:table-cell table:number-columns-repeated="10"/>
        </table:table-row>
        <table:table-row table:style-name="ro1">
          <table:table-cell table:formula="of:=['Items &amp; Verbs'.A66]" office:value-type="string" office:string-value="journal" calcext:value-type="string">
            <text:p>journal</text:p>
          </table:table-cell>
          <table:table-cell table:number-columns-repeated="10"/>
        </table:table-row>
        <table:table-row table:style-name="ro1">
          <table:table-cell table:formula="of:=['Items &amp; Verbs'.A67]" office:value-type="string" office:string-value="magazine" calcext:value-type="string">
            <text:p>magazine</text:p>
          </table:table-cell>
          <table:table-cell table:number-columns-repeated="10"/>
        </table:table-row>
        <table:table-row table:style-name="ro1">
          <table:table-cell table:formula="of:=['Items &amp; Verbs'.A68]" office:value-type="string" office:string-value="dollar" calcext:value-type="string">
            <text:p>dollar</text:p>
          </table:table-cell>
          <table:table-cell table:number-columns-repeated="10"/>
        </table:table-row>
        <table:table-row table:style-name="ro1">
          <table:table-cell table:formula="of:=['Items &amp; Verbs'.A69]" office:value-type="string" office:string-value="lecteur mp3" calcext:value-type="string">
            <text:p>lecteur mp3</text:p>
          </table:table-cell>
          <table:table-cell table:number-columns-repeated="10"/>
        </table:table-row>
        <table:table-row table:style-name="ro1">
          <table:table-cell table:formula="of:=['Items &amp; Verbs'.A70]" office:value-type="string" office:string-value="poupée" calcext:value-type="string">
            <text:p>poupée</text:p>
          </table:table-cell>
          <table:table-cell table:number-columns-repeated="10"/>
        </table:table-row>
        <table:table-row table:style-name="ro1">
          <table:table-cell table:formula="of:=['Items &amp; Verbs'.A71]" office:value-type="string" office:string-value="stylo" calcext:value-type="string">
            <text:p>stylo</text:p>
          </table:table-cell>
          <table:table-cell table:number-columns-repeated="10"/>
        </table:table-row>
        <table:table-row table:style-name="ro1">
          <table:table-cell table:formula="of:=['Items &amp; Verbs'.A72]" office:value-type="string" office:string-value="cuillère" calcext:value-type="string">
            <text:p>cuillère</text:p>
          </table:table-cell>
          <table:table-cell table:number-columns-repeated="10"/>
        </table:table-row>
        <table:table-row table:style-name="ro1">
          <table:table-cell table:formula="of:=['Items &amp; Verbs'.A73]" office:value-type="string" office:string-value="fourchette" calcext:value-type="string">
            <text:p>fourchette</text:p>
          </table:table-cell>
          <table:table-cell table:number-columns-repeated="10"/>
        </table:table-row>
        <table:table-row table:style-name="ro1">
          <table:table-cell table:formula="of:=['Items &amp; Verbs'.A74]" office:value-type="string" office:string-value="assiette" calcext:value-type="string">
            <text:p>assiette</text:p>
          </table:table-cell>
          <table:table-cell table:number-columns-repeated="10"/>
        </table:table-row>
        <table:table-row table:style-name="ro1">
          <table:table-cell table:formula="of:=['Items &amp; Verbs'.A75]" office:value-type="string" office:string-value="bol" calcext:value-type="string">
            <text:p>bol</text:p>
          </table:table-cell>
          <table:table-cell table:number-columns-repeated="10"/>
        </table:table-row>
        <table:table-row table:style-name="ro1">
          <table:table-cell table:formula="of:=['Items &amp; Verbs'.A76]" office:value-type="string" office:string-value="verre" calcext:value-type="string">
            <text:p>verre</text:p>
          </table:table-cell>
          <table:table-cell table:number-columns-repeated="10"/>
        </table:table-row>
        <table:table-row table:style-name="ro1">
          <table:table-cell table:formula="of:=['Items &amp; Verbs'.A77]" office:value-type="string" office:string-value="éponge" calcext:value-type="string">
            <text:p>éponge</text:p>
          </table:table-cell>
          <table:table-cell table:number-columns-repeated="10"/>
        </table:table-row>
        <table:table-row table:style-name="ro1">
          <table:table-cell table:formula="of:=['Items &amp; Verbs'.A78]" office:value-type="string" office:string-value="parfum" calcext:value-type="string">
            <text:p>parfum</text:p>
          </table:table-cell>
          <table:table-cell table:number-columns-repeated="10"/>
        </table:table-row>
        <table:table-row table:style-name="ro1">
          <table:table-cell table:formula="of:=['Items &amp; Verbs'.A79]" office:value-type="string" office:string-value="canard en plastique" calcext:value-type="string">
            <text:p>canard en plastique</text:p>
          </table:table-cell>
          <table:table-cell table:number-columns-repeated="10"/>
        </table:table-row>
        <table:table-row table:style-name="ro1">
          <table:table-cell table:formula="of:=['Items &amp; Verbs'.A80]" office:value-type="string" office:string-value="serviette" calcext:value-type="string">
            <text:p>serviette</text:p>
          </table:table-cell>
          <table:table-cell table:number-columns-repeated="10"/>
        </table:table-row>
        <table:table-row table:style-name="ro1">
          <table:table-cell table:formula="of:=['Items &amp; Verbs'.A81]" office:value-type="string" office:string-value="tube de dentifrice" calcext:value-type="string">
            <text:p>tube de dentifrice</text:p>
          </table:table-cell>
          <table:table-cell table:number-columns-repeated="10"/>
        </table:table-row>
        <table:table-row table:style-name="ro1">
          <table:table-cell table:formula="of:=['Items &amp; Verbs'.A82]" office:value-type="string" office:string-value="brosse à dent" calcext:value-type="string">
            <text:p>brosse à dent</text:p>
          </table:table-cell>
          <table:table-cell table:number-columns-repeated="10"/>
        </table:table-row>
        <table:table-row table:style-name="ro1">
          <table:table-cell table:formula="of:=['Items &amp; Verbs'.A83]" office:value-type="string" office:string-value="téléviseur" calcext:value-type="string">
            <text:p>téléviseur</text:p>
          </table:table-cell>
          <table:table-cell table:number-columns-repeated="10"/>
        </table:table-row>
        <table:table-row table:style-name="ro1">
          <table:table-cell table:formula="of:=['Items &amp; Verbs'.A84]" office:value-type="string" office:string-value="table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'Items &amp; Verbs'.A85]" office:value-type="string" office:string-value="canapé" calcext:value-type="string">
            <text:p>canapé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'Items &amp; Verbs'.A86]" office:value-type="string" office:string-value="horloge" calcext:value-type="string">
            <text:p>horloge</text:p>
          </table:table-cell>
          <table:table-cell table:number-columns-repeated="10"/>
        </table:table-row>
        <table:table-row table:style-name="ro1">
          <table:table-cell table:formula="of:=['Items &amp; Verbs'.A87]" office:value-type="string" office:string-value="fenêtre ouverte" calcext:value-type="string">
            <text:p>fenêtre ouver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'Items &amp; Verbs'.A88]" office:value-type="string" office:string-value="fenêtre fermée" calcext:value-type="string">
            <text:p>fenêtre fermé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'Items &amp; Verbs'.A89]" office:value-type="string" office:string-value="téléphone" calcext:value-type="string">
            <text:p>téléphone</text:p>
          </table:table-cell>
          <table:table-cell table:number-columns-repeated="10"/>
        </table:table-row>
        <table:table-row table:style-name="ro1">
          <table:table-cell table:formula="of:=['Items &amp; Verbs'.A90]" office:value-type="string" office:string-value="ordinateur" calcext:value-type="string">
            <text:p>ordinate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'Items &amp; Verbs'.A91]" office:value-type="string" office:string-value="radio" calcext:value-type="string">
            <text:p>radio</text:p>
          </table:table-cell>
          <table:table-cell table:number-columns-repeated="10"/>
        </table:table-row>
        <table:table-row table:style-name="ro1">
          <table:table-cell table:formula="of:=['Items &amp; Verbs'.A92]" office:value-type="string" office:string-value="appareil photo" calcext:value-type="string">
            <text:p>appareil photo</text:p>
          </table:table-cell>
          <table:table-cell table:number-columns-repeated="10"/>
        </table:table-row>
        <table:table-row table:style-name="ro1">
          <table:table-cell table:formula="of:=['Items &amp; Verbs'.A93]" office:value-type="string" office:string-value="voiture" calcext:value-type="string">
            <text:p>voiture</text:p>
          </table:table-cell>
          <table:table-cell table:number-columns-repeated="10"/>
        </table:table-row>
        <table:table-row table:style-name="ro1">
          <table:table-cell table:formula="of:=['Items &amp; Verbs'.A94]" office:value-type="string" office:string-value="bâteau" calcext:value-type="string">
            <text:p>bâteau</text:p>
          </table:table-cell>
          <table:table-cell table:number-columns-repeated="10"/>
        </table:table-row>
        <table:table-row table:style-name="ro1">
          <table:table-cell table:formula="of:=['Items &amp; Verbs'.A95]" office:value-type="string" office:string-value="pantalon" calcext:value-type="string">
            <text:p>pantalon</text:p>
          </table:table-cell>
          <table:table-cell table:number-columns-repeated="10"/>
        </table:table-row>
        <table:table-row table:style-name="ro1">
          <table:table-cell table:formula="of:=['Items &amp; Verbs'.A96]" office:value-type="string" office:string-value="t-shirt" calcext:value-type="string">
            <text:p>t-shirt</text:p>
          </table:table-cell>
          <table:table-cell table:number-columns-repeated="10"/>
        </table:table-row>
        <table:table-row table:style-name="ro1">
          <table:table-cell table:formula="of:=['Items &amp; Verbs'.A97]" office:value-type="string" office:string-value="veste" calcext:value-type="string">
            <text:p>veste</text:p>
          </table:table-cell>
          <table:table-cell table:number-columns-repeated="10"/>
        </table:table-row>
        <table:table-row table:style-name="ro1">
          <table:table-cell table:formula="of:=['Items &amp; Verbs'.A98]" office:value-type="string" office:string-value="manteau" calcext:value-type="string">
            <text:p>manteau</text:p>
          </table:table-cell>
          <table:table-cell table:number-columns-repeated="10"/>
        </table:table-row>
        <table:table-row table:style-name="ro1">
          <table:table-cell table:formula="of:=['Items &amp; Verbs'.A99]" office:value-type="string" office:string-value="paire de chaussures" calcext:value-type="string">
            <text:p>paire de chaussures</text:p>
          </table:table-cell>
          <table:table-cell table:number-columns-repeated="10"/>
        </table:table-row>
        <table:table-row table:style-name="ro1">
          <table:table-cell table:formula="of:=['Items &amp; Verbs'.A100]" office:value-type="string" office:string-value="lunettes" calcext:value-type="string">
            <text:p>lunettes</text:p>
          </table:table-cell>
          <table:table-cell table:number-columns-repeated="10"/>
        </table:table-row>
        <table:table-row table:style-name="ro1">
          <table:table-cell table:formula="of:=['Items &amp; Verbs'.A101]" office:value-type="string" office:string-value="montre" calcext:value-type="string">
            <text:p>montre</text:p>
          </table:table-cell>
          <table:table-cell table:number-columns-repeated="10"/>
        </table:table-row>
        <table:table-row table:style-name="ro1">
          <table:table-cell table:formula="of:=['Items &amp; Verbs'.A102]" office:value-type="string" office:string-value="casque moto" calcext:value-type="string">
            <text:p>casque moto</text:p>
          </table:table-cell>
          <table:table-cell table:number-columns-repeated="10"/>
        </table:table-row>
        <table:table-row table:style-name="ro1">
          <table:table-cell table:formula="of:=['Items &amp; Verbs'.A103]" office:value-type="string" office:string-value="machine à laver" calcext:value-type="string">
            <text:p>machine à laver</text:p>
          </table:table-cell>
          <table:table-cell table:number-columns-repeated="10"/>
        </table:table-row>
        <table:table-row table:style-name="ro1">
          <table:table-cell table:formula="of:=['Items &amp; Verbs'.A104]" office:value-type="string" office:string-value="bougie" calcext:value-type="string">
            <text:p>bougie</text:p>
          </table:table-cell>
          <table:table-cell table:number-columns-repeated="10"/>
        </table:table-row>
        <table:table-row table:style-name="ro1">
          <table:table-cell table:formula="of:=['Items &amp; Verbs'.A105]" office:value-type="string" office:string-value="lampe torche" calcext:value-type="string">
            <text:p>lampe torche</text:p>
          </table:table-cell>
          <table:table-cell table:number-columns-repeated="10"/>
        </table:table-row>
        <table:table-row table:style-name="ro1">
          <table:table-cell table:formula="of:=['Items &amp; Verbs'.A106]" office:value-type="string" office:string-value="rouleau de scotch" calcext:value-type="string">
            <text:p>rouleau de scotch</text:p>
          </table:table-cell>
          <table:table-cell table:number-columns-repeated="10"/>
        </table:table-row>
        <table:table-row table:style-name="ro1">
          <table:table-cell table:formula="of:=['Items &amp; Verbs'.A107]" office:value-type="string" office:string-value="vise" calcext:value-type="string">
            <text:p>vise</text:p>
          </table:table-cell>
          <table:table-cell table:number-columns-repeated="10"/>
        </table:table-row>
        <table:table-row table:style-name="ro1">
          <table:table-cell table:formula="of:=['Items &amp; Verbs'.A108]" office:value-type="string" office:string-value="papier" calcext:value-type="string">
            <text:p>papier</text:p>
          </table:table-cell>
          <table:table-cell table:number-columns-repeated="10"/>
        </table:table-row>
        <table:table-row table:style-name="ro1">
          <table:table-cell table:formula="of:=['Items &amp; Verbs'.A109]" office:value-type="string" office:string-value="baie" calcext:value-type="string">
            <text:p>baie</text:p>
          </table:table-cell>
          <table:table-cell table:number-columns-repeated="10"/>
        </table:table-row>
        <table:table-row table:style-name="ro1">
          <table:table-cell table:formula="of:=['Items &amp; Verbs'.A110]" office:value-type="string" office:string-value="lavabo" calcext:value-type="string">
            <text:p>lavabo</text:p>
          </table:table-cell>
          <table:table-cell table:number-columns-repeated="10"/>
        </table:table-row>
        <table:table-row table:style-name="ro1">
          <table:table-cell table:formula="of:=['Items &amp; Verbs'.A111]" office:value-type="string" office:string-value="boussole" calcext:value-type="string">
            <text:p>boussole</text:p>
          </table:table-cell>
          <table:table-cell table:number-columns-repeated="10"/>
        </table:table-row>
        <table:table-row table:style-name="ro1">
          <table:table-cell table:formula="of:=['Items &amp; Verbs'.A112]" office:value-type="string" office:string-value="planche" calcext:value-type="string">
            <text:p>planche</text:p>
          </table:table-cell>
          <table:table-cell table:number-columns-repeated="10"/>
        </table:table-row>
        <table:table-row table:style-name="ro1">
          <table:table-cell table:formula="of:=['Items &amp; Verbs'.A113]" office:value-type="string" office:string-value="morceau de tissu" calcext:value-type="string">
            <text:p>morceau de tissu</text:p>
          </table:table-cell>
          <table:table-cell table:number-columns-repeated="10"/>
        </table:table-row>
        <table:table-row table:style-name="ro1">
          <table:table-cell table:style-name="ce41" table:formula="of:=['Containers &amp; Verbs'.A2]" office:value-type="string" office:string-value="frigo" calcext:value-type="string">
            <text:p>frigo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1" table:formula="of:=['Containers &amp; Verbs'.A3]" office:value-type="string" office:string-value="coffre" calcext:value-type="string">
            <text:p>coff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1" table:formula="of:=['Containers &amp; Verbs'.A4]" office:value-type="string" office:string-value="armoire" calcext:value-type="string">
            <text:p>armoi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1" table:formula="of:=['Containers &amp; Verbs'.A5]" office:value-type="string" office:string-value="placard" calcext:value-type="string">
            <text:p>placa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1" table:formula="of:=['Containers &amp; Verbs'.A6]" office:value-type="string" office:string-value="étagère" calcext:value-type="string">
            <text:p>étagè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1" table:formula="of:=['Containers &amp; Verbs'.A7]" office:value-type="string" office:string-value="porte monnaie" calcext:value-type="string">
            <text:p>porte monnaie</text:p>
          </table:table-cell>
          <table:table-cell table:number-columns-repeated="10"/>
        </table:table-row>
        <table:table-row table:style-name="ro1">
          <table:table-cell table:style-name="ce41" table:formula="of:=['Containers &amp; Verbs'.A8]" office:value-type="string" office:string-value="boîte à outil" calcext:value-type="string">
            <text:p>boîte à outil</text:p>
          </table:table-cell>
          <table:table-cell table:number-columns-repeated="10"/>
        </table:table-row>
        <table:table-row table:style-name="ro1">
          <table:table-cell table:style-name="ce41"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1" table:formula="of:=['Containers &amp; Verbs'.A10]" office:value-type="string" office:string-value="carton" calcext:value-type="string">
            <text:p>cart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Adjectives" table:style-name="ta1">
        <office:forms form:automatic-focus="false" form:apply-design-mode="false"/>
        <table:table-column table:style-name="co20" table:default-cell-style-name="Default"/>
        <table:table-column table:style-name="co11" table:default-cell-style-name="Default"/>
        <table:table-column table:style-name="co11" table:default-cell-style-name="ce32"/>
        <table:table-row table:style-name="ro1">
          <table:table-cell table:style-name="ce21" office:value-type="string" calcext:value-type="string">
            <text:p>Adjectives</text:p>
          </table:table-cell>
          <table:table-cell table:style-name="ce21"/>
          <table:table-cell table:style-name="Default"/>
        </table:table-row>
        <table:table-row table:style-name="ro8">
          <table:table-cell table:style-name="ce21" office:value-type="string" calcext:value-type="string">
            <text:p>Forestier</text:p>
          </table:table-cell>
          <table:table-cell table:style-name="ce21" office:value-type="string" calcext:value-type="string">
            <text:p>Urbain</text:p>
          </table:table-cell>
          <table:table-cell table:style-name="ce21" office:value-type="string" calcext:value-type="string">
            <text:p>Objets</text:p>
          </table:table-cell>
        </table:table-row>
        <table:table-row table:style-name="ro1">
          <table:table-cell table:style-name="ce32" office:value-type="string" calcext:value-type="string">
            <text:p>obscur</text:p>
          </table:table-cell>
          <table:table-cell table:style-name="ce32" office:value-type="string" calcext:value-type="string">
            <text:p>abandonné</text:p>
          </table:table-cell>
          <table:table-cell office:value-type="string" calcext:value-type="string">
            <text:p>(petit</text:p>
          </table:table-cell>
        </table:table-row>
        <table:table-row table:style-name="ro1">
          <table:table-cell table:style-name="ce32" office:value-type="string" calcext:value-type="string">
            <text:p>oppressant</text:p>
          </table:table-cell>
          <table:table-cell table:style-name="ce32" office:value-type="string" calcext:value-type="string">
            <text:p>délabré</text:p>
          </table:table-cell>
          <table:table-cell office:value-type="string" calcext:value-type="string">
            <text:p>(grande</text:p>
          </table:table-cell>
        </table:table-row>
        <table:table-row table:style-name="ro1">
          <table:table-cell table:style-name="ce32" office:value-type="string" calcext:value-type="string">
            <text:p>sinistre</text:p>
          </table:table-cell>
          <table:table-cell table:style-name="ce32" office:value-type="string" calcext:value-type="string">
            <text:p>désolé</text:p>
          </table:table-cell>
          <table:table-cell office:value-type="string" calcext:value-type="string">
            <text:p>usé</text:p>
          </table:table-cell>
        </table:table-row>
        <table:table-row table:style-name="ro1">
          <table:table-cell table:style-name="ce32" office:value-type="string" calcext:value-type="string">
            <text:p>verdoyant</text:p>
          </table:table-cell>
          <table:table-cell table:style-name="ce32" office:value-type="string" calcext:value-type="string">
            <text:p>sinistre</text:p>
          </table:table-cell>
          <table:table-cell office:value-type="string" calcext:value-type="string">
            <text:p>(énorme</text:p>
          </table:table-cell>
        </table:table-row>
        <table:table-row table:style-name="ro1">
          <table:table-cell table:style-name="ce32" office:value-type="string" calcext:value-type="string">
            <text:p>calciné</text:p>
          </table:table-cell>
          <table:table-cell table:style-name="ce32" office:value-type="string" calcext:value-type="string">
            <text:p>sordide</text:p>
          </table:table-cell>
          <table:table-cell office:value-type="string" calcext:value-type="string">
            <text:p>s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vie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uge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7:05:50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editing-duration>P4DT13H38M21S</meta:editing-duration>
    <meta:editing-cycles>202</meta:editing-cycles>
    <meta:creation-date>2018-07-22T16:48:03.546000000</meta:creation-date>
    <dc:date>2018-10-19T18:56:17.531000000</dc:date>
    <meta:document-statistic meta:table-count="10" meta:cell-count="1976" meta:object-count="0"/>
  </office:meta>
</office:document-meta>
</file>